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.45in" svg:height="7.7283in" svg:x="3.0965in" svg:y="0.0417in">
            <draw:object draw:notify-on-update-of-ranges="output.A1:output.A1 output.A2:output.A101 output.B1:output.B1 output.B2:output.B101 output.C1:output.C1 output.C2:output.C101 output.D1:output.D1 output.D2:output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quidistant</text:p>
          </table:table-cell>
          <table:table-cell office:value-type="string" calcext:value-type="string">
            <text:p>Chebyshev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.038462" calcext:value-type="float">
            <text:p>0.038462</text:p>
          </table:table-cell>
          <table:table-cell office:value-type="float" office:value="-0.005327" calcext:value-type="float">
            <text:p>-0.005327</text:p>
          </table:table-cell>
        </table:table-row>
        <table:table-row table:style-name="ro1">
          <table:table-cell office:value-type="float" office:value="-0.979798" calcext:value-type="float">
            <text:p>-0.979798</text:p>
          </table:table-cell>
          <table:table-cell office:value-type="float" office:value="0.04" calcext:value-type="float">
            <text:p>0.04</text:p>
          </table:table-cell>
          <table:table-cell office:value-type="float" office:value="1.238827" calcext:value-type="float">
            <text:p>1.238827</text:p>
          </table:table-cell>
          <table:table-cell office:value-type="float" office:value="0.06679" calcext:value-type="float">
            <text:p>0.06679</text:p>
          </table:table-cell>
        </table:table-row>
        <table:table-row table:style-name="ro1">
          <table:table-cell office:value-type="float" office:value="-0.959596" calcext:value-type="float">
            <text:p>-0.959596</text:p>
          </table:table-cell>
          <table:table-cell office:value-type="float" office:value="0.041631" calcext:value-type="float">
            <text:p>0.041631</text:p>
          </table:table-cell>
          <table:table-cell office:value-type="float" office:value="1.811077" calcext:value-type="float">
            <text:p>1.811077</text:p>
          </table:table-cell>
          <table:table-cell office:value-type="float" office:value="0.087112" calcext:value-type="float">
            <text:p>0.087112</text:p>
          </table:table-cell>
        </table:table-row>
        <table:table-row table:style-name="ro1">
          <table:table-cell office:value-type="float" office:value="-0.939394" calcext:value-type="float">
            <text:p>-0.939394</text:p>
          </table:table-cell>
          <table:table-cell office:value-type="float" office:value="0.043362" calcext:value-type="float">
            <text:p>0.043362</text:p>
          </table:table-cell>
          <table:table-cell office:value-type="float" office:value="1.958797" calcext:value-type="float">
            <text:p>1.958797</text:p>
          </table:table-cell>
          <table:table-cell office:value-type="float" office:value="0.078601" calcext:value-type="float">
            <text:p>0.078601</text:p>
          </table:table-cell>
        </table:table-row>
        <table:table-row table:style-name="ro1">
          <table:table-cell office:value-type="float" office:value="-0.919192" calcext:value-type="float">
            <text:p>-0.919192</text:p>
          </table:table-cell>
          <table:table-cell office:value-type="float" office:value="0.045202" calcext:value-type="float">
            <text:p>0.045202</text:p>
          </table:table-cell>
          <table:table-cell office:value-type="float" office:value="1.837389" calcext:value-type="float">
            <text:p>1.837389</text:p>
          </table:table-cell>
          <table:table-cell office:value-type="float" office:value="0.057358" calcext:value-type="float">
            <text:p>0.057358</text:p>
          </table:table-cell>
        </table:table-row>
        <table:table-row table:style-name="ro1">
          <table:table-cell office:value-type="float" office:value="-0.89899" calcext:value-type="float">
            <text:p>-0.8989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1.562759" calcext:value-type="float">
            <text:p>1.562759</text:p>
          </table:table-cell>
          <table:table-cell office:value-type="float" office:value="0.034084" calcext:value-type="float">
            <text:p>0.034084</text:p>
          </table:table-cell>
        </table:table-row>
        <table:table-row table:style-name="ro1">
          <table:table-cell office:value-type="float" office:value="-0.878788" calcext:value-type="float">
            <text:p>-0.878788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1.21879" calcext:value-type="float">
            <text:p>1.21879</text:p>
          </table:table-cell>
          <table:table-cell office:value-type="float" office:value="0.015306" calcext:value-type="float">
            <text:p>0.015306</text:p>
          </table:table-cell>
        </table:table-row>
        <table:table-row table:style-name="ro1">
          <table:table-cell office:value-type="float" office:value="-0.858586" calcext:value-type="float">
            <text:p>-0.858586</text:p>
          </table:table-cell>
          <table:table-cell office:value-type="float" office:value="0.051469" calcext:value-type="float">
            <text:p>0.051469</text:p>
          </table:table-cell>
          <table:table-cell office:value-type="float" office:value="0.863765" calcext:value-type="float">
            <text:p>0.863765</text:p>
          </table:table-cell>
          <table:table-cell office:value-type="float" office:value="0.004418" calcext:value-type="float">
            <text:p>0.004418</text:p>
          </table:table-cell>
        </table:table-row>
        <table:table-row table:style-name="ro1">
          <table:table-cell office:value-type="float" office:value="-0.838384" calcext:value-type="float">
            <text:p>-0.838384</text:p>
          </table:table-cell>
          <table:table-cell office:value-type="float" office:value="0.053844" calcext:value-type="float">
            <text:p>0.053844</text:p>
          </table:table-cell>
          <table:table-cell office:value-type="float" office:value="0.535821" calcext:value-type="float">
            <text:p>0.535821</text:p>
          </table:table-cell>
          <table:table-cell office:value-type="float" office:value="0.002537" calcext:value-type="float">
            <text:p>0.002537</text:p>
          </table:table-cell>
        </table:table-row>
        <table:table-row table:style-name="ro1">
          <table:table-cell office:value-type="float" office:value="-0.818182" calcext:value-type="float">
            <text:p>-0.818182</text:p>
          </table:table-cell>
          <table:table-cell office:value-type="float" office:value="0.056384" calcext:value-type="float">
            <text:p>0.056384</text:p>
          </table:table-cell>
          <table:table-cell office:value-type="float" office:value="0.257562" calcext:value-type="float">
            <text:p>0.257562</text:p>
          </table:table-cell>
          <table:table-cell office:value-type="float" office:value="0.009204" calcext:value-type="float">
            <text:p>0.009204</text:p>
          </table:table-cell>
        </table:table-row>
        <table:table-row table:style-name="ro1">
          <table:table-cell office:value-type="float" office:value="-0.79798" calcext:value-type="float">
            <text:p>-0.79798</text:p>
          </table:table-cell>
          <table:table-cell office:value-type="float" office:value="0.059104" calcext:value-type="float">
            <text:p>0.059104</text:p>
          </table:table-cell>
          <table:table-cell office:value-type="float" office:value="0.039908" calcext:value-type="float">
            <text:p>0.039908</text:p>
          </table:table-cell>
          <table:table-cell office:value-type="float" office:value="0.022956" calcext:value-type="float">
            <text:p>0.022956</text:p>
          </table:table-cell>
        </table:table-row>
        <table:table-row table:style-name="ro1">
          <table:table-cell office:value-type="float" office:value="-0.777778" calcext:value-type="float">
            <text:p>-0.777778</text:p>
          </table:table-cell>
          <table:table-cell office:value-type="float" office:value="0.062021" calcext:value-type="float">
            <text:p>0.062021</text:p>
          </table:table-cell>
          <table:table-cell office:value-type="float" office:value="-0.114715" calcext:value-type="float">
            <text:p>-0.114715</text:p>
          </table:table-cell>
          <table:table-cell office:value-type="float" office:value="0.041775" calcext:value-type="float">
            <text:p>0.041775</text:p>
          </table:table-cell>
        </table:table-row>
        <table:table-row table:style-name="ro1">
          <table:table-cell office:value-type="float" office:value="-0.757576" calcext:value-type="float">
            <text:p>-0.757576</text:p>
          </table:table-cell>
          <table:table-cell office:value-type="float" office:value="0.065155" calcext:value-type="float">
            <text:p>0.065155</text:p>
          </table:table-cell>
          <table:table-cell office:value-type="float" office:value="-0.209773" calcext:value-type="float">
            <text:p>-0.209773</text:p>
          </table:table-cell>
          <table:table-cell office:value-type="float" office:value="0.063429" calcext:value-type="float">
            <text:p>0.063429</text:p>
          </table:table-cell>
        </table:table-row>
        <table:table-row table:style-name="ro1">
          <table:table-cell office:value-type="float" office:value="-0.737374" calcext:value-type="float">
            <text:p>-0.737374</text:p>
          </table:table-cell>
          <table:table-cell office:value-type="float" office:value="0.068526" calcext:value-type="float">
            <text:p>0.068526</text:p>
          </table:table-cell>
          <table:table-cell office:value-type="float" office:value="-0.252527" calcext:value-type="float">
            <text:p>-0.252527</text:p>
          </table:table-cell>
          <table:table-cell office:value-type="float" office:value="0.085739" calcext:value-type="float">
            <text:p>0.085739</text:p>
          </table:table-cell>
        </table:table-row>
        <table:table-row table:style-name="ro1">
          <table:table-cell office:value-type="float" office:value="-0.717172" calcext:value-type="float">
            <text:p>-0.717172</text:p>
          </table:table-cell>
          <table:table-cell office:value-type="float" office:value="0.072158" calcext:value-type="float">
            <text:p>0.072158</text:p>
          </table:table-cell>
          <table:table-cell office:value-type="float" office:value="-0.25238" calcext:value-type="float">
            <text:p>-0.25238</text:p>
          </table:table-cell>
          <table:table-cell office:value-type="float" office:value="0.106759" calcext:value-type="float">
            <text:p>0.106759</text:p>
          </table:table-cell>
        </table:table-row>
        <table:table-row table:style-name="ro1">
          <table:table-cell office:value-type="float" office:value="-0.69697" calcext:value-type="float">
            <text:p>-0.69697</text:p>
          </table:table-cell>
          <table:table-cell office:value-type="float" office:value="0.076079" calcext:value-type="float">
            <text:p>0.076079</text:p>
          </table:table-cell>
          <table:table-cell office:value-type="float" office:value="-0.219607" calcext:value-type="float">
            <text:p>-0.219607</text:p>
          </table:table-cell>
          <table:table-cell office:value-type="float" office:value="0.124901" calcext:value-type="float">
            <text:p>0.124901</text:p>
          </table:table-cell>
        </table:table-row>
        <table:table-row table:style-name="ro1">
          <table:table-cell office:value-type="float" office:value="-0.676768" calcext:value-type="float">
            <text:p>-0.676768</text:p>
          </table:table-cell>
          <table:table-cell office:value-type="float" office:value="0.080319" calcext:value-type="float">
            <text:p>0.080319</text:p>
          </table:table-cell>
          <table:table-cell office:value-type="float" office:value="-0.164395" calcext:value-type="float">
            <text:p>-0.164395</text:p>
          </table:table-cell>
          <table:table-cell office:value-type="float" office:value="0.139004" calcext:value-type="float">
            <text:p>0.139004</text:p>
          </table:table-cell>
        </table:table-row>
        <table:table-row table:style-name="ro1">
          <table:table-cell office:value-type="float" office:value="-0.656566" calcext:value-type="float">
            <text:p>-0.656566</text:p>
          </table:table-cell>
          <table:table-cell office:value-type="float" office:value="0.084912" calcext:value-type="float">
            <text:p>0.084912</text:p>
          </table:table-cell>
          <table:table-cell office:value-type="float" office:value="-0.09617" calcext:value-type="float">
            <text:p>-0.09617</text:p>
          </table:table-cell>
          <table:table-cell office:value-type="float" office:value="0.148363" calcext:value-type="float">
            <text:p>0.148363</text:p>
          </table:table-cell>
        </table:table-row>
        <table:table-row table:style-name="ro1">
          <table:table-cell office:value-type="float" office:value="-0.636364" calcext:value-type="float">
            <text:p>-0.636364</text:p>
          </table:table-cell>
          <table:table-cell office:value-type="float" office:value="0.089896" calcext:value-type="float">
            <text:p>0.089896</text:p>
          </table:table-cell>
          <table:table-cell office:value-type="float" office:value="-0.023138" calcext:value-type="float">
            <text:p>-0.023138</text:p>
          </table:table-cell>
          <table:table-cell office:value-type="float" office:value="0.152727" calcext:value-type="float">
            <text:p>0.152727</text:p>
          </table:table-cell>
        </table:table-row>
        <table:table-row table:style-name="ro1">
          <table:table-cell office:value-type="float" office:value="-0.616162" calcext:value-type="float">
            <text:p>-0.616162</text:p>
          </table:table-cell>
          <table:table-cell office:value-type="float" office:value="0.095316" calcext:value-type="float">
            <text:p>0.095316</text:p>
          </table:table-cell>
          <table:table-cell office:value-type="float" office:value="0.047978" calcext:value-type="float">
            <text:p>0.047978</text:p>
          </table:table-cell>
          <table:table-cell office:value-type="float" office:value="0.152267" calcext:value-type="float">
            <text:p>0.152267</text:p>
          </table:table-cell>
        </table:table-row>
        <table:table-row table:style-name="ro1">
          <table:table-cell office:value-type="float" office:value="-0.59596" calcext:value-type="float">
            <text:p>-0.59596</text:p>
          </table:table-cell>
          <table:table-cell office:value-type="float" office:value="0.101223" calcext:value-type="float">
            <text:p>0.101223</text:p>
          </table:table-cell>
          <table:table-cell office:value-type="float" office:value="0.112064" calcext:value-type="float">
            <text:p>0.112064</text:p>
          </table:table-cell>
          <table:table-cell office:value-type="float" office:value="0.147526" calcext:value-type="float">
            <text:p>0.147526</text:p>
          </table:table-cell>
        </table:table-row>
        <table:table-row table:style-name="ro1">
          <table:table-cell office:value-type="float" office:value="-0.575758" calcext:value-type="float">
            <text:p>-0.575758</text:p>
          </table:table-cell>
          <table:table-cell office:value-type="float" office:value="0.107673" calcext:value-type="float">
            <text:p>0.107673</text:p>
          </table:table-cell>
          <table:table-cell office:value-type="float" office:value="0.165609" calcext:value-type="float">
            <text:p>0.165609</text:p>
          </table:table-cell>
          <table:table-cell office:value-type="float" office:value="0.139363" calcext:value-type="float">
            <text:p>0.139363</text:p>
          </table:table-cell>
        </table:table-row>
        <table:table-row table:style-name="ro1">
          <table:table-cell office:value-type="float" office:value="-0.555556" calcext:value-type="float">
            <text:p>-0.555556</text:p>
          </table:table-cell>
          <table:table-cell office:value-type="float" office:value="0.114731" calcext:value-type="float">
            <text:p>0.114731</text:p>
          </table:table-cell>
          <table:table-cell office:value-type="float" office:value="0.206623" calcext:value-type="float">
            <text:p>0.206623</text:p>
          </table:table-cell>
          <table:table-cell office:value-type="float" office:value="0.128874" calcext:value-type="float">
            <text:p>0.128874</text:p>
          </table:table-cell>
        </table:table-row>
        <table:table-row table:style-name="ro1">
          <table:table-cell office:value-type="float" office:value="-0.535354" calcext:value-type="float">
            <text:p>-0.535354</text:p>
          </table:table-cell>
          <table:table-cell office:value-type="float" office:value="0.122473" calcext:value-type="float">
            <text:p>0.122473</text:p>
          </table:table-cell>
          <table:table-cell office:value-type="float" office:value="0.234482" calcext:value-type="float">
            <text:p>0.234482</text:p>
          </table:table-cell>
          <table:table-cell office:value-type="float" office:value="0.117326" calcext:value-type="float">
            <text:p>0.117326</text:p>
          </table:table-cell>
        </table:table-row>
        <table:table-row table:style-name="ro1">
          <table:table-cell office:value-type="float" office:value="-0.515152" calcext:value-type="float">
            <text:p>-0.515152</text:p>
          </table:table-cell>
          <table:table-cell office:value-type="float" office:value="0.130984" calcext:value-type="float">
            <text:p>0.130984</text:p>
          </table:table-cell>
          <table:table-cell office:value-type="float" office:value="0.249729" calcext:value-type="float">
            <text:p>0.249729</text:p>
          </table:table-cell>
          <table:table-cell office:value-type="float" office:value="0.106079" calcext:value-type="float">
            <text:p>0.106079</text:p>
          </table:table-cell>
        </table:table-row>
        <table:table-row table:style-name="ro1">
          <table:table-cell office:value-type="float" office:value="-0.494949" calcext:value-type="float">
            <text:p>-0.494949</text:p>
          </table:table-cell>
          <table:table-cell office:value-type="float" office:value="0.140363" calcext:value-type="float">
            <text:p>0.140363</text:p>
          </table:table-cell>
          <table:table-cell office:value-type="float" office:value="0.253855" calcext:value-type="float">
            <text:p>0.253855</text:p>
          </table:table-cell>
          <table:table-cell office:value-type="float" office:value="0.096513" calcext:value-type="float">
            <text:p>0.096513</text:p>
          </table:table-cell>
        </table:table-row>
        <table:table-row table:style-name="ro1">
          <table:table-cell office:value-type="float" office:value="-0.474747" calcext:value-type="float">
            <text:p>-0.474747</text:p>
          </table:table-cell>
          <table:table-cell office:value-type="float" office:value="0.150724" calcext:value-type="float">
            <text:p>0.150724</text:p>
          </table:table-cell>
          <table:table-cell office:value-type="float" office:value="0.249058" calcext:value-type="float">
            <text:p>0.249058</text:p>
          </table:table-cell>
          <table:table-cell office:value-type="float" office:value="0.089967" calcext:value-type="float">
            <text:p>0.089967</text:p>
          </table:table-cell>
        </table:table-row>
        <table:table-row table:style-name="ro1">
          <table:table-cell office:value-type="float" office:value="-0.454545" calcext:value-type="float">
            <text:p>-0.454545</text:p>
          </table:table-cell>
          <table:table-cell office:value-type="float" office:value="0.162198" calcext:value-type="float">
            <text:p>0.162198</text:p>
          </table:table-cell>
          <table:table-cell office:value-type="float" office:value="0.238017" calcext:value-type="float">
            <text:p>0.238017</text:p>
          </table:table-cell>
          <table:table-cell office:value-type="float" office:value="0.087672" calcext:value-type="float">
            <text:p>0.087672</text:p>
          </table:table-cell>
        </table:table-row>
        <table:table-row table:style-name="ro1">
          <table:table-cell office:value-type="float" office:value="-0.434343" calcext:value-type="float">
            <text:p>-0.434343</text:p>
          </table:table-cell>
          <table:table-cell office:value-type="float" office:value="0.174937" calcext:value-type="float">
            <text:p>0.174937</text:p>
          </table:table-cell>
          <table:table-cell office:value-type="float" office:value="0.223658" calcext:value-type="float">
            <text:p>0.223658</text:p>
          </table:table-cell>
          <table:table-cell office:value-type="float" office:value="0.090709" calcext:value-type="float">
            <text:p>0.090709</text:p>
          </table:table-cell>
        </table:table-row>
        <table:table-row table:style-name="ro1">
          <table:table-cell office:value-type="float" office:value="-0.414141" calcext:value-type="float">
            <text:p>-0.414141</text:p>
          </table:table-cell>
          <table:table-cell office:value-type="float" office:value="0.189114" calcext:value-type="float">
            <text:p>0.189114</text:p>
          </table:table-cell>
          <table:table-cell office:value-type="float" office:value="0.208959" calcext:value-type="float">
            <text:p>0.208959</text:p>
          </table:table-cell>
          <table:table-cell office:value-type="float" office:value="0.099957" calcext:value-type="float">
            <text:p>0.099957</text:p>
          </table:table-cell>
        </table:table-row>
        <table:table-row table:style-name="ro1">
          <table:table-cell office:value-type="float" office:value="-0.393939" calcext:value-type="float">
            <text:p>-0.393939</text:p>
          </table:table-cell>
          <table:table-cell office:value-type="float" office:value="0.20493" calcext:value-type="float">
            <text:p>0.20493</text:p>
          </table:table-cell>
          <table:table-cell office:value-type="float" office:value="0.196763" calcext:value-type="float">
            <text:p>0.196763</text:p>
          </table:table-cell>
          <table:table-cell office:value-type="float" office:value="0.116069" calcext:value-type="float">
            <text:p>0.116069</text:p>
          </table:table-cell>
        </table:table-row>
        <table:table-row table:style-name="ro1">
          <table:table-cell office:value-type="float" office:value="-0.373737" calcext:value-type="float">
            <text:p>-0.373737</text:p>
          </table:table-cell>
          <table:table-cell office:value-type="float" office:value="0.222618" calcext:value-type="float">
            <text:p>0.222618</text:p>
          </table:table-cell>
          <table:table-cell office:value-type="float" office:value="0.189626" calcext:value-type="float">
            <text:p>0.189626</text:p>
          </table:table-cell>
          <table:table-cell office:value-type="float" office:value="0.139445" calcext:value-type="float">
            <text:p>0.139445</text:p>
          </table:table-cell>
        </table:table-row>
        <table:table-row table:style-name="ro1">
          <table:table-cell office:value-type="float" office:value="-0.353535" calcext:value-type="float">
            <text:p>-0.353535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0.189696" calcext:value-type="float">
            <text:p>0.189696</text:p>
          </table:table-cell>
          <table:table-cell office:value-type="float" office:value="0.170221" calcext:value-type="float">
            <text:p>0.170221</text:p>
          </table:table-cell>
        </table:table-row>
        <table:table-row table:style-name="ro1">
          <table:table-cell office:value-type="float" office:value="-0.333333" calcext:value-type="float">
            <text:p>-0.333333</text:p>
          </table:table-cell>
          <table:table-cell office:value-type="float" office:value="0.264706" calcext:value-type="float">
            <text:p>0.264706</text:p>
          </table:table-cell>
          <table:table-cell office:value-type="float" office:value="0.198621" calcext:value-type="float">
            <text:p>0.198621</text:p>
          </table:table-cell>
          <table:table-cell office:value-type="float" office:value="0.208265" calcext:value-type="float">
            <text:p>0.208265</text:p>
          </table:table-cell>
        </table:table-row>
        <table:table-row table:style-name="ro1">
          <table:table-cell office:value-type="float" office:value="-0.313131" calcext:value-type="float">
            <text:p>-0.313131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0.217489" calcext:value-type="float">
            <text:p>0.217489</text:p>
          </table:table-cell>
          <table:table-cell office:value-type="float" office:value="0.253187" calcext:value-type="float">
            <text:p>0.253187</text:p>
          </table:table-cell>
        </table:table-row>
        <table:table-row table:style-name="ro1">
          <table:table-cell office:value-type="float" office:value="-0.292929" calcext:value-type="float">
            <text:p>-0.292929</text:p>
          </table:table-cell>
          <table:table-cell office:value-type="float" office:value="0.317946" calcext:value-type="float">
            <text:p>0.317946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304349" calcext:value-type="float">
            <text:p>0.304349</text:p>
          </table:table-cell>
        </table:table-row>
        <table:table-row table:style-name="ro1">
          <table:table-cell office:value-type="float" office:value="-0.272727" calcext:value-type="float">
            <text:p>-0.272727</text:p>
          </table:table-cell>
          <table:table-cell office:value-type="float" office:value="0.349711" calcext:value-type="float">
            <text:p>0.349711</text:p>
          </table:table-cell>
          <table:table-cell office:value-type="float" office:value="0.286468" calcext:value-type="float">
            <text:p>0.286468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-0.252525" calcext:value-type="float">
            <text:p>-0.252525</text:p>
          </table:table-cell>
          <table:table-cell office:value-type="float" office:value="0.385472" calcext:value-type="float">
            <text:p>0.385472</text:p>
          </table:table-cell>
          <table:table-cell office:value-type="float" office:value="0.33584" calcext:value-type="float">
            <text:p>0.33584</text:p>
          </table:table-cell>
          <table:table-cell office:value-type="float" office:value="0.42174" calcext:value-type="float">
            <text:p>0.42174</text:p>
          </table:table-cell>
        </table:table-row>
        <table:table-row table:style-name="ro1">
          <table:table-cell office:value-type="float" office:value="-0.232323" calcext:value-type="float">
            <text:p>-0.232323</text:p>
          </table:table-cell>
          <table:table-cell office:value-type="float" office:value="0.425649" calcext:value-type="float">
            <text:p>0.425649</text:p>
          </table:table-cell>
          <table:table-cell office:value-type="float" office:value="0.393751" calcext:value-type="float">
            <text:p>0.393751</text:p>
          </table:table-cell>
          <table:table-cell office:value-type="float" office:value="0.485688" calcext:value-type="float">
            <text:p>0.485688</text:p>
          </table:table-cell>
        </table:table-row>
        <table:table-row table:style-name="ro1">
          <table:table-cell office:value-type="float" office:value="-0.212121" calcext:value-type="float">
            <text:p>-0.212121</text:p>
          </table:table-cell>
          <table:table-cell office:value-type="float" office:value="0.470614" calcext:value-type="float">
            <text:p>0.470614</text:p>
          </table:table-cell>
          <table:table-cell office:value-type="float" office:value="0.458586" calcext:value-type="float">
            <text:p>0.458586</text:p>
          </table:table-cell>
          <table:table-cell office:value-type="float" office:value="0.551379" calcext:value-type="float">
            <text:p>0.551379</text:p>
          </table:table-cell>
        </table:table-row>
        <table:table-row table:style-name="ro1">
          <table:table-cell office:value-type="float" office:value="-0.191919" calcext:value-type="float">
            <text:p>-0.191919</text:p>
          </table:table-cell>
          <table:table-cell office:value-type="float" office:value="0.52061" calcext:value-type="float">
            <text:p>0.52061</text:p>
          </table:table-cell>
          <table:table-cell office:value-type="float" office:value="0.528367" calcext:value-type="float">
            <text:p>0.528367</text:p>
          </table:table-cell>
          <table:table-cell office:value-type="float" office:value="0.617379" calcext:value-type="float">
            <text:p>0.617379</text:p>
          </table:table-cell>
        </table:table-row>
        <table:table-row table:style-name="ro1">
          <table:table-cell office:value-type="float" office:value="-0.171717" calcext:value-type="float">
            <text:p>-0.171717</text:p>
          </table:table-cell>
          <table:table-cell office:value-type="float" office:value="0.575649" calcext:value-type="float">
            <text:p>0.575649</text:p>
          </table:table-cell>
          <table:table-cell office:value-type="float" office:value="0.600842" calcext:value-type="float">
            <text:p>0.600842</text:p>
          </table:table-cell>
          <table:table-cell office:value-type="float" office:value="0.682207" calcext:value-type="float">
            <text:p>0.682207</text:p>
          </table:table-cell>
        </table:table-row>
        <table:table-row table:style-name="ro1">
          <table:table-cell office:value-type="float" office:value="-0.151515" calcext:value-type="float">
            <text:p>-0.151515</text:p>
          </table:table-cell>
          <table:table-cell office:value-type="float" office:value="0.635356" calcext:value-type="float">
            <text:p>0.635356</text:p>
          </table:table-cell>
          <table:table-cell office:value-type="float" office:value="0.673592" calcext:value-type="float">
            <text:p>0.673592</text:p>
          </table:table-cell>
          <table:table-cell office:value-type="float" office:value="0.744382" calcext:value-type="float">
            <text:p>0.744382</text:p>
          </table:table-cell>
        </table:table-row>
        <table:table-row table:style-name="ro1">
          <table:table-cell office:value-type="float" office:value="-0.131313" calcext:value-type="float">
            <text:p>-0.131313</text:p>
          </table:table-cell>
          <table:table-cell office:value-type="float" office:value="0.698774" calcext:value-type="float">
            <text:p>0.698774</text:p>
          </table:table-cell>
          <table:table-cell office:value-type="float" office:value="0.744129" calcext:value-type="float">
            <text:p>0.744129</text:p>
          </table:table-cell>
          <table:table-cell office:value-type="float" office:value="0.802462" calcext:value-type="float">
            <text:p>0.802462</text:p>
          </table:table-cell>
        </table:table-row>
        <table:table-row table:style-name="ro1">
          <table:table-cell office:value-type="float" office:value="-0.111111" calcext:value-type="float">
            <text:p>-0.111111</text:p>
          </table:table-cell>
          <table:table-cell office:value-type="float" office:value="0.764151" calcext:value-type="float">
            <text:p>0.764151</text:p>
          </table:table-cell>
          <table:table-cell office:value-type="float" office:value="0.810007" calcext:value-type="float">
            <text:p>0.810007</text:p>
          </table:table-cell>
          <table:table-cell office:value-type="float" office:value="0.855086" calcext:value-type="float">
            <text:p>0.855086</text:p>
          </table:table-cell>
        </table:table-row>
        <table:table-row table:style-name="ro1">
          <table:table-cell office:value-type="float" office:value="-0.090909" calcext:value-type="float">
            <text:p>-0.090909</text:p>
          </table:table-cell>
          <table:table-cell office:value-type="float" office:value="0.828767" calcext:value-type="float">
            <text:p>0.828767</text:p>
          </table:table-cell>
          <table:table-cell office:value-type="float" office:value="0.868913" calcext:value-type="float">
            <text:p>0.868913</text:p>
          </table:table-cell>
          <table:table-cell office:value-type="float" office:value="0.90101" calcext:value-type="float">
            <text:p>0.90101</text:p>
          </table:table-cell>
        </table:table-row>
        <table:table-row table:style-name="ro1">
          <table:table-cell office:value-type="float" office:value="-0.070707" calcext:value-type="float">
            <text:p>-0.070707</text:p>
          </table:table-cell>
          <table:table-cell office:value-type="float" office:value="0.888899" calcext:value-type="float">
            <text:p>0.888899</text:p>
          </table:table-cell>
          <table:table-cell office:value-type="float" office:value="0.918769" calcext:value-type="float">
            <text:p>0.918769</text:p>
          </table:table-cell>
          <table:table-cell office:value-type="float" office:value="0.939143" calcext:value-type="float">
            <text:p>0.939143</text:p>
          </table:table-cell>
        </table:table-row>
        <table:table-row table:style-name="ro1">
          <table:table-cell office:value-type="float" office:value="-0.050505" calcext:value-type="float">
            <text:p>-0.050505</text:p>
          </table:table-cell>
          <table:table-cell office:value-type="float" office:value="0.940054" calcext:value-type="float">
            <text:p>0.940054</text:p>
          </table:table-cell>
          <table:table-cell office:value-type="float" office:value="0.957803" calcext:value-type="float">
            <text:p>0.957803</text:p>
          </table:table-cell>
          <table:table-cell office:value-type="float" office:value="0.968573" calcext:value-type="float">
            <text:p>0.968573</text:p>
          </table:table-cell>
        </table:table-row>
        <table:table-row table:style-name="ro1">
          <table:table-cell office:value-type="float" office:value="-0.030303" calcext:value-type="float">
            <text:p>-0.030303</text:p>
          </table:table-cell>
          <table:table-cell office:value-type="float" office:value="0.977558" calcext:value-type="float">
            <text:p>0.977558</text:p>
          </table:table-cell>
          <table:table-cell office:value-type="float" office:value="0.984626" calcext:value-type="float">
            <text:p>0.984626</text:p>
          </table:table-cell>
          <table:table-cell office:value-type="float" office:value="0.988595" calcext:value-type="float">
            <text:p>0.988595</text:p>
          </table:table-cell>
        </table:table-row>
        <table:table-row table:style-name="ro1">
          <table:table-cell office:value-type="float" office:value="-0.010101" calcext:value-type="float">
            <text:p>-0.010101</text:p>
          </table:table-cell>
          <table:table-cell office:value-type="float" office:value="0.997456" calcext:value-type="float">
            <text:p>0.997456</text:p>
          </table:table-cell>
          <table:table-cell office:value-type="float" office:value="0.998282" calcext:value-type="float">
            <text:p>0.998282</text:p>
          </table:table-cell>
          <table:table-cell office:value-type="float" office:value="0.998728" calcext:value-type="float">
            <text:p>0.998728</text:p>
          </table:table-cell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997456" calcext:value-type="float">
            <text:p>0.997456</text:p>
          </table:table-cell>
          <table:table-cell office:value-type="float" office:value="0.998282" calcext:value-type="float">
            <text:p>0.998282</text:p>
          </table:table-cell>
          <table:table-cell office:value-type="float" office:value="0.998728" calcext:value-type="float">
            <text:p>0.998728</text:p>
          </table:table-cell>
        </table:table-row>
        <table:table-row table:style-name="ro1">
          <table:table-cell office:value-type="float" office:value="0.030303" calcext:value-type="float">
            <text:p>0.030303</text:p>
          </table:table-cell>
          <table:table-cell office:value-type="float" office:value="0.977558" calcext:value-type="float">
            <text:p>0.977558</text:p>
          </table:table-cell>
          <table:table-cell office:value-type="float" office:value="0.984626" calcext:value-type="float">
            <text:p>0.984626</text:p>
          </table:table-cell>
          <table:table-cell office:value-type="float" office:value="0.988595" calcext:value-type="float">
            <text:p>0.988595</text:p>
          </table:table-cell>
        </table:table-row>
        <table:table-row table:style-name="ro1">
          <table:table-cell office:value-type="float" office:value="0.050505" calcext:value-type="float">
            <text:p>0.050505</text:p>
          </table:table-cell>
          <table:table-cell office:value-type="float" office:value="0.940054" calcext:value-type="float">
            <text:p>0.940054</text:p>
          </table:table-cell>
          <table:table-cell office:value-type="float" office:value="0.957803" calcext:value-type="float">
            <text:p>0.957803</text:p>
          </table:table-cell>
          <table:table-cell office:value-type="float" office:value="0.968573" calcext:value-type="float">
            <text:p>0.968573</text:p>
          </table:table-cell>
        </table:table-row>
        <table:table-row table:style-name="ro1">
          <table:table-cell office:value-type="float" office:value="0.070707" calcext:value-type="float">
            <text:p>0.070707</text:p>
          </table:table-cell>
          <table:table-cell office:value-type="float" office:value="0.888899" calcext:value-type="float">
            <text:p>0.888899</text:p>
          </table:table-cell>
          <table:table-cell office:value-type="float" office:value="0.918769" calcext:value-type="float">
            <text:p>0.918769</text:p>
          </table:table-cell>
          <table:table-cell office:value-type="float" office:value="0.939143" calcext:value-type="float">
            <text:p>0.939143</text:p>
          </table:table-cell>
        </table:table-row>
        <table:table-row table:style-name="ro1">
          <table:table-cell office:value-type="float" office:value="0.090909" calcext:value-type="float">
            <text:p>0.090909</text:p>
          </table:table-cell>
          <table:table-cell office:value-type="float" office:value="0.828767" calcext:value-type="float">
            <text:p>0.828767</text:p>
          </table:table-cell>
          <table:table-cell office:value-type="float" office:value="0.868913" calcext:value-type="float">
            <text:p>0.868913</text:p>
          </table:table-cell>
          <table:table-cell office:value-type="float" office:value="0.90101" calcext:value-type="float">
            <text:p>0.90101</text:p>
          </table:table-cell>
        </table:table-row>
        <table:table-row table:style-name="ro1">
          <table:table-cell office:value-type="float" office:value="0.111111" calcext:value-type="float">
            <text:p>0.111111</text:p>
          </table:table-cell>
          <table:table-cell office:value-type="float" office:value="0.764151" calcext:value-type="float">
            <text:p>0.764151</text:p>
          </table:table-cell>
          <table:table-cell office:value-type="float" office:value="0.810007" calcext:value-type="float">
            <text:p>0.810007</text:p>
          </table:table-cell>
          <table:table-cell office:value-type="float" office:value="0.855086" calcext:value-type="float">
            <text:p>0.855086</text:p>
          </table:table-cell>
        </table:table-row>
        <table:table-row table:style-name="ro1">
          <table:table-cell office:value-type="float" office:value="0.131313" calcext:value-type="float">
            <text:p>0.131313</text:p>
          </table:table-cell>
          <table:table-cell office:value-type="float" office:value="0.698774" calcext:value-type="float">
            <text:p>0.698774</text:p>
          </table:table-cell>
          <table:table-cell office:value-type="float" office:value="0.744129" calcext:value-type="float">
            <text:p>0.744129</text:p>
          </table:table-cell>
          <table:table-cell office:value-type="float" office:value="0.802462" calcext:value-type="float">
            <text:p>0.802462</text:p>
          </table:table-cell>
        </table:table-row>
        <table:table-row table:style-name="ro1">
          <table:table-cell office:value-type="float" office:value="0.151515" calcext:value-type="float">
            <text:p>0.151515</text:p>
          </table:table-cell>
          <table:table-cell office:value-type="float" office:value="0.635356" calcext:value-type="float">
            <text:p>0.635356</text:p>
          </table:table-cell>
          <table:table-cell office:value-type="float" office:value="0.673592" calcext:value-type="float">
            <text:p>0.673592</text:p>
          </table:table-cell>
          <table:table-cell office:value-type="float" office:value="0.744382" calcext:value-type="float">
            <text:p>0.744382</text:p>
          </table:table-cell>
        </table:table-row>
        <table:table-row table:style-name="ro1">
          <table:table-cell office:value-type="float" office:value="0.171717" calcext:value-type="float">
            <text:p>0.171717</text:p>
          </table:table-cell>
          <table:table-cell office:value-type="float" office:value="0.575649" calcext:value-type="float">
            <text:p>0.575649</text:p>
          </table:table-cell>
          <table:table-cell office:value-type="float" office:value="0.600842" calcext:value-type="float">
            <text:p>0.600842</text:p>
          </table:table-cell>
          <table:table-cell office:value-type="float" office:value="0.682207" calcext:value-type="float">
            <text:p>0.682207</text:p>
          </table:table-cell>
        </table:table-row>
        <table:table-row table:style-name="ro1">
          <table:table-cell office:value-type="float" office:value="0.191919" calcext:value-type="float">
            <text:p>0.191919</text:p>
          </table:table-cell>
          <table:table-cell office:value-type="float" office:value="0.52061" calcext:value-type="float">
            <text:p>0.52061</text:p>
          </table:table-cell>
          <table:table-cell office:value-type="float" office:value="0.528367" calcext:value-type="float">
            <text:p>0.528367</text:p>
          </table:table-cell>
          <table:table-cell office:value-type="float" office:value="0.617379" calcext:value-type="float">
            <text:p>0.617379</text:p>
          </table:table-cell>
        </table:table-row>
        <table:table-row table:style-name="ro1">
          <table:table-cell office:value-type="float" office:value="0.212121" calcext:value-type="float">
            <text:p>0.212121</text:p>
          </table:table-cell>
          <table:table-cell office:value-type="float" office:value="0.470614" calcext:value-type="float">
            <text:p>0.470614</text:p>
          </table:table-cell>
          <table:table-cell office:value-type="float" office:value="0.458586" calcext:value-type="float">
            <text:p>0.458586</text:p>
          </table:table-cell>
          <table:table-cell office:value-type="float" office:value="0.551379" calcext:value-type="float">
            <text:p>0.551379</text:p>
          </table:table-cell>
        </table:table-row>
        <table:table-row table:style-name="ro1">
          <table:table-cell office:value-type="float" office:value="0.232323" calcext:value-type="float">
            <text:p>0.232323</text:p>
          </table:table-cell>
          <table:table-cell office:value-type="float" office:value="0.425649" calcext:value-type="float">
            <text:p>0.425649</text:p>
          </table:table-cell>
          <table:table-cell office:value-type="float" office:value="0.393751" calcext:value-type="float">
            <text:p>0.393751</text:p>
          </table:table-cell>
          <table:table-cell office:value-type="float" office:value="0.485688" calcext:value-type="float">
            <text:p>0.485688</text:p>
          </table:table-cell>
        </table:table-row>
        <table:table-row table:style-name="ro1">
          <table:table-cell office:value-type="float" office:value="0.252525" calcext:value-type="float">
            <text:p>0.252525</text:p>
          </table:table-cell>
          <table:table-cell office:value-type="float" office:value="0.385472" calcext:value-type="float">
            <text:p>0.385472</text:p>
          </table:table-cell>
          <table:table-cell office:value-type="float" office:value="0.33584" calcext:value-type="float">
            <text:p>0.33584</text:p>
          </table:table-cell>
          <table:table-cell office:value-type="float" office:value="0.42174" calcext:value-type="float">
            <text:p>0.42174</text:p>
          </table:table-cell>
        </table:table-row>
        <table:table-row table:style-name="ro1">
          <table:table-cell office:value-type="float" office:value="0.272727" calcext:value-type="float">
            <text:p>0.272727</text:p>
          </table:table-cell>
          <table:table-cell office:value-type="float" office:value="0.349711" calcext:value-type="float">
            <text:p>0.349711</text:p>
          </table:table-cell>
          <table:table-cell office:value-type="float" office:value="0.286468" calcext:value-type="float">
            <text:p>0.286468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0.292929" calcext:value-type="float">
            <text:p>0.292929</text:p>
          </table:table-cell>
          <table:table-cell office:value-type="float" office:value="0.317946" calcext:value-type="float">
            <text:p>0.317946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304349" calcext:value-type="float">
            <text:p>0.304349</text:p>
          </table:table-cell>
        </table:table-row>
        <table:table-row table:style-name="ro1">
          <table:table-cell office:value-type="float" office:value="0.313131" calcext:value-type="float">
            <text:p>0.313131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0.217489" calcext:value-type="float">
            <text:p>0.217489</text:p>
          </table:table-cell>
          <table:table-cell office:value-type="float" office:value="0.253187" calcext:value-type="float">
            <text:p>0.253187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.264706" calcext:value-type="float">
            <text:p>0.264706</text:p>
          </table:table-cell>
          <table:table-cell office:value-type="float" office:value="0.198621" calcext:value-type="float">
            <text:p>0.198621</text:p>
          </table:table-cell>
          <table:table-cell office:value-type="float" office:value="0.208265" calcext:value-type="float">
            <text:p>0.208265</text:p>
          </table:table-cell>
        </table:table-row>
        <table:table-row table:style-name="ro1">
          <table:table-cell office:value-type="float" office:value="0.353535" calcext:value-type="float">
            <text:p>0.353535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0.189696" calcext:value-type="float">
            <text:p>0.189696</text:p>
          </table:table-cell>
          <table:table-cell office:value-type="float" office:value="0.170221" calcext:value-type="float">
            <text:p>0.170221</text:p>
          </table:table-cell>
        </table:table-row>
        <table:table-row table:style-name="ro1">
          <table:table-cell office:value-type="float" office:value="0.373737" calcext:value-type="float">
            <text:p>0.373737</text:p>
          </table:table-cell>
          <table:table-cell office:value-type="float" office:value="0.222618" calcext:value-type="float">
            <text:p>0.222618</text:p>
          </table:table-cell>
          <table:table-cell office:value-type="float" office:value="0.189626" calcext:value-type="float">
            <text:p>0.189626</text:p>
          </table:table-cell>
          <table:table-cell office:value-type="float" office:value="0.139445" calcext:value-type="float">
            <text:p>0.139445</text:p>
          </table:table-cell>
        </table:table-row>
        <table:table-row table:style-name="ro1">
          <table:table-cell office:value-type="float" office:value="0.393939" calcext:value-type="float">
            <text:p>0.393939</text:p>
          </table:table-cell>
          <table:table-cell office:value-type="float" office:value="0.20493" calcext:value-type="float">
            <text:p>0.20493</text:p>
          </table:table-cell>
          <table:table-cell office:value-type="float" office:value="0.196763" calcext:value-type="float">
            <text:p>0.196763</text:p>
          </table:table-cell>
          <table:table-cell office:value-type="float" office:value="0.116069" calcext:value-type="float">
            <text:p>0.116069</text:p>
          </table:table-cell>
        </table:table-row>
        <table:table-row table:style-name="ro1">
          <table:table-cell office:value-type="float" office:value="0.414141" calcext:value-type="float">
            <text:p>0.414141</text:p>
          </table:table-cell>
          <table:table-cell office:value-type="float" office:value="0.189114" calcext:value-type="float">
            <text:p>0.189114</text:p>
          </table:table-cell>
          <table:table-cell office:value-type="float" office:value="0.208959" calcext:value-type="float">
            <text:p>0.208959</text:p>
          </table:table-cell>
          <table:table-cell office:value-type="float" office:value="0.099957" calcext:value-type="float">
            <text:p>0.099957</text:p>
          </table:table-cell>
        </table:table-row>
        <table:table-row table:style-name="ro1">
          <table:table-cell office:value-type="float" office:value="0.434343" calcext:value-type="float">
            <text:p>0.434343</text:p>
          </table:table-cell>
          <table:table-cell office:value-type="float" office:value="0.174937" calcext:value-type="float">
            <text:p>0.174937</text:p>
          </table:table-cell>
          <table:table-cell office:value-type="float" office:value="0.223658" calcext:value-type="float">
            <text:p>0.223658</text:p>
          </table:table-cell>
          <table:table-cell office:value-type="float" office:value="0.090709" calcext:value-type="float">
            <text:p>0.090709</text:p>
          </table:table-cell>
        </table:table-row>
        <table:table-row table:style-name="ro1">
          <table:table-cell office:value-type="float" office:value="0.454545" calcext:value-type="float">
            <text:p>0.454545</text:p>
          </table:table-cell>
          <table:table-cell office:value-type="float" office:value="0.162198" calcext:value-type="float">
            <text:p>0.162198</text:p>
          </table:table-cell>
          <table:table-cell office:value-type="float" office:value="0.238017" calcext:value-type="float">
            <text:p>0.238017</text:p>
          </table:table-cell>
          <table:table-cell office:value-type="float" office:value="0.087672" calcext:value-type="float">
            <text:p>0.087672</text:p>
          </table:table-cell>
        </table:table-row>
        <table:table-row table:style-name="ro1">
          <table:table-cell office:value-type="float" office:value="0.474747" calcext:value-type="float">
            <text:p>0.474747</text:p>
          </table:table-cell>
          <table:table-cell office:value-type="float" office:value="0.150724" calcext:value-type="float">
            <text:p>0.150724</text:p>
          </table:table-cell>
          <table:table-cell office:value-type="float" office:value="0.249058" calcext:value-type="float">
            <text:p>0.249058</text:p>
          </table:table-cell>
          <table:table-cell office:value-type="float" office:value="0.089967" calcext:value-type="float">
            <text:p>0.089967</text:p>
          </table:table-cell>
        </table:table-row>
        <table:table-row table:style-name="ro1">
          <table:table-cell office:value-type="float" office:value="0.494949" calcext:value-type="float">
            <text:p>0.494949</text:p>
          </table:table-cell>
          <table:table-cell office:value-type="float" office:value="0.140363" calcext:value-type="float">
            <text:p>0.140363</text:p>
          </table:table-cell>
          <table:table-cell office:value-type="float" office:value="0.253855" calcext:value-type="float">
            <text:p>0.253855</text:p>
          </table:table-cell>
          <table:table-cell office:value-type="float" office:value="0.096513" calcext:value-type="float">
            <text:p>0.096513</text:p>
          </table:table-cell>
        </table:table-row>
        <table:table-row table:style-name="ro1">
          <table:table-cell office:value-type="float" office:value="0.515152" calcext:value-type="float">
            <text:p>0.515152</text:p>
          </table:table-cell>
          <table:table-cell office:value-type="float" office:value="0.130984" calcext:value-type="float">
            <text:p>0.130984</text:p>
          </table:table-cell>
          <table:table-cell office:value-type="float" office:value="0.249729" calcext:value-type="float">
            <text:p>0.249729</text:p>
          </table:table-cell>
          <table:table-cell office:value-type="float" office:value="0.106079" calcext:value-type="float">
            <text:p>0.106079</text:p>
          </table:table-cell>
        </table:table-row>
        <table:table-row table:style-name="ro1">
          <table:table-cell office:value-type="float" office:value="0.535354" calcext:value-type="float">
            <text:p>0.535354</text:p>
          </table:table-cell>
          <table:table-cell office:value-type="float" office:value="0.122473" calcext:value-type="float">
            <text:p>0.122473</text:p>
          </table:table-cell>
          <table:table-cell office:value-type="float" office:value="0.234482" calcext:value-type="float">
            <text:p>0.234482</text:p>
          </table:table-cell>
          <table:table-cell office:value-type="float" office:value="0.117326" calcext:value-type="float">
            <text:p>0.117326</text:p>
          </table:table-cell>
        </table:table-row>
        <table:table-row table:style-name="ro1">
          <table:table-cell office:value-type="float" office:value="0.555556" calcext:value-type="float">
            <text:p>0.555556</text:p>
          </table:table-cell>
          <table:table-cell office:value-type="float" office:value="0.114731" calcext:value-type="float">
            <text:p>0.114731</text:p>
          </table:table-cell>
          <table:table-cell office:value-type="float" office:value="0.206623" calcext:value-type="float">
            <text:p>0.206623</text:p>
          </table:table-cell>
          <table:table-cell office:value-type="float" office:value="0.128874" calcext:value-type="float">
            <text:p>0.128874</text:p>
          </table:table-cell>
        </table:table-row>
        <table:table-row table:style-name="ro1">
          <table:table-cell office:value-type="float" office:value="0.575758" calcext:value-type="float">
            <text:p>0.575758</text:p>
          </table:table-cell>
          <table:table-cell office:value-type="float" office:value="0.107673" calcext:value-type="float">
            <text:p>0.107673</text:p>
          </table:table-cell>
          <table:table-cell office:value-type="float" office:value="0.165609" calcext:value-type="float">
            <text:p>0.165609</text:p>
          </table:table-cell>
          <table:table-cell office:value-type="float" office:value="0.139363" calcext:value-type="float">
            <text:p>0.139363</text:p>
          </table:table-cell>
        </table:table-row>
        <table:table-row table:style-name="ro1">
          <table:table-cell office:value-type="float" office:value="0.59596" calcext:value-type="float">
            <text:p>0.59596</text:p>
          </table:table-cell>
          <table:table-cell office:value-type="float" office:value="0.101223" calcext:value-type="float">
            <text:p>0.101223</text:p>
          </table:table-cell>
          <table:table-cell office:value-type="float" office:value="0.112064" calcext:value-type="float">
            <text:p>0.112064</text:p>
          </table:table-cell>
          <table:table-cell office:value-type="float" office:value="0.147526" calcext:value-type="float">
            <text:p>0.147526</text:p>
          </table:table-cell>
        </table:table-row>
        <table:table-row table:style-name="ro1">
          <table:table-cell office:value-type="float" office:value="0.616162" calcext:value-type="float">
            <text:p>0.616162</text:p>
          </table:table-cell>
          <table:table-cell office:value-type="float" office:value="0.095316" calcext:value-type="float">
            <text:p>0.095316</text:p>
          </table:table-cell>
          <table:table-cell office:value-type="float" office:value="0.047978" calcext:value-type="float">
            <text:p>0.047978</text:p>
          </table:table-cell>
          <table:table-cell office:value-type="float" office:value="0.152267" calcext:value-type="float">
            <text:p>0.152267</text:p>
          </table:table-cell>
        </table:table-row>
        <table:table-row table:style-name="ro1">
          <table:table-cell office:value-type="float" office:value="0.636364" calcext:value-type="float">
            <text:p>0.636364</text:p>
          </table:table-cell>
          <table:table-cell office:value-type="float" office:value="0.089896" calcext:value-type="float">
            <text:p>0.089896</text:p>
          </table:table-cell>
          <table:table-cell office:value-type="float" office:value="-0.023138" calcext:value-type="float">
            <text:p>-0.023138</text:p>
          </table:table-cell>
          <table:table-cell office:value-type="float" office:value="0.152727" calcext:value-type="float">
            <text:p>0.152727</text:p>
          </table:table-cell>
        </table:table-row>
        <table:table-row table:style-name="ro1">
          <table:table-cell office:value-type="float" office:value="0.656566" calcext:value-type="float">
            <text:p>0.656566</text:p>
          </table:table-cell>
          <table:table-cell office:value-type="float" office:value="0.084912" calcext:value-type="float">
            <text:p>0.084912</text:p>
          </table:table-cell>
          <table:table-cell office:value-type="float" office:value="-0.09617" calcext:value-type="float">
            <text:p>-0.09617</text:p>
          </table:table-cell>
          <table:table-cell office:value-type="float" office:value="0.148363" calcext:value-type="float">
            <text:p>0.148363</text:p>
          </table:table-cell>
        </table:table-row>
        <table:table-row table:style-name="ro1">
          <table:table-cell office:value-type="float" office:value="0.676768" calcext:value-type="float">
            <text:p>0.676768</text:p>
          </table:table-cell>
          <table:table-cell office:value-type="float" office:value="0.080319" calcext:value-type="float">
            <text:p>0.080319</text:p>
          </table:table-cell>
          <table:table-cell office:value-type="float" office:value="-0.164395" calcext:value-type="float">
            <text:p>-0.164395</text:p>
          </table:table-cell>
          <table:table-cell office:value-type="float" office:value="0.139004" calcext:value-type="float">
            <text:p>0.139004</text:p>
          </table:table-cell>
        </table:table-row>
        <table:table-row table:style-name="ro1">
          <table:table-cell office:value-type="float" office:value="0.69697" calcext:value-type="float">
            <text:p>0.69697</text:p>
          </table:table-cell>
          <table:table-cell office:value-type="float" office:value="0.076079" calcext:value-type="float">
            <text:p>0.076079</text:p>
          </table:table-cell>
          <table:table-cell office:value-type="float" office:value="-0.219607" calcext:value-type="float">
            <text:p>-0.219607</text:p>
          </table:table-cell>
          <table:table-cell office:value-type="float" office:value="0.124901" calcext:value-type="float">
            <text:p>0.124901</text:p>
          </table:table-cell>
        </table:table-row>
        <table:table-row table:style-name="ro1">
          <table:table-cell office:value-type="float" office:value="0.717172" calcext:value-type="float">
            <text:p>0.717172</text:p>
          </table:table-cell>
          <table:table-cell office:value-type="float" office:value="0.072158" calcext:value-type="float">
            <text:p>0.072158</text:p>
          </table:table-cell>
          <table:table-cell office:value-type="float" office:value="-0.25238" calcext:value-type="float">
            <text:p>-0.25238</text:p>
          </table:table-cell>
          <table:table-cell office:value-type="float" office:value="0.106759" calcext:value-type="float">
            <text:p>0.106759</text:p>
          </table:table-cell>
        </table:table-row>
        <table:table-row table:style-name="ro1">
          <table:table-cell office:value-type="float" office:value="0.737374" calcext:value-type="float">
            <text:p>0.737374</text:p>
          </table:table-cell>
          <table:table-cell office:value-type="float" office:value="0.068526" calcext:value-type="float">
            <text:p>0.068526</text:p>
          </table:table-cell>
          <table:table-cell office:value-type="float" office:value="-0.252527" calcext:value-type="float">
            <text:p>-0.252527</text:p>
          </table:table-cell>
          <table:table-cell office:value-type="float" office:value="0.085739" calcext:value-type="float">
            <text:p>0.085739</text:p>
          </table:table-cell>
        </table:table-row>
        <table:table-row table:style-name="ro1">
          <table:table-cell office:value-type="float" office:value="0.757576" calcext:value-type="float">
            <text:p>0.757576</text:p>
          </table:table-cell>
          <table:table-cell office:value-type="float" office:value="0.065155" calcext:value-type="float">
            <text:p>0.065155</text:p>
          </table:table-cell>
          <table:table-cell office:value-type="float" office:value="-0.209773" calcext:value-type="float">
            <text:p>-0.209773</text:p>
          </table:table-cell>
          <table:table-cell office:value-type="float" office:value="0.063429" calcext:value-type="float">
            <text:p>0.063429</text:p>
          </table:table-cell>
        </table:table-row>
        <table:table-row table:style-name="ro1">
          <table:table-cell office:value-type="float" office:value="0.777778" calcext:value-type="float">
            <text:p>0.777778</text:p>
          </table:table-cell>
          <table:table-cell office:value-type="float" office:value="0.062021" calcext:value-type="float">
            <text:p>0.062021</text:p>
          </table:table-cell>
          <table:table-cell office:value-type="float" office:value="-0.114715" calcext:value-type="float">
            <text:p>-0.114715</text:p>
          </table:table-cell>
          <table:table-cell office:value-type="float" office:value="0.041775" calcext:value-type="float">
            <text:p>0.041775</text:p>
          </table:table-cell>
        </table:table-row>
        <table:table-row table:style-name="ro1">
          <table:table-cell office:value-type="float" office:value="0.79798" calcext:value-type="float">
            <text:p>0.79798</text:p>
          </table:table-cell>
          <table:table-cell office:value-type="float" office:value="0.059104" calcext:value-type="float">
            <text:p>0.059104</text:p>
          </table:table-cell>
          <table:table-cell office:value-type="float" office:value="0.039908" calcext:value-type="float">
            <text:p>0.039908</text:p>
          </table:table-cell>
          <table:table-cell office:value-type="float" office:value="0.022956" calcext:value-type="float">
            <text:p>0.022956</text:p>
          </table:table-cell>
        </table:table-row>
        <table:table-row table:style-name="ro1">
          <table:table-cell office:value-type="float" office:value="0.818182" calcext:value-type="float">
            <text:p>0.818182</text:p>
          </table:table-cell>
          <table:table-cell office:value-type="float" office:value="0.056384" calcext:value-type="float">
            <text:p>0.056384</text:p>
          </table:table-cell>
          <table:table-cell office:value-type="float" office:value="0.257562" calcext:value-type="float">
            <text:p>0.257562</text:p>
          </table:table-cell>
          <table:table-cell office:value-type="float" office:value="0.009204" calcext:value-type="float">
            <text:p>0.009204</text:p>
          </table:table-cell>
        </table:table-row>
        <table:table-row table:style-name="ro1">
          <table:table-cell office:value-type="float" office:value="0.838384" calcext:value-type="float">
            <text:p>0.838384</text:p>
          </table:table-cell>
          <table:table-cell office:value-type="float" office:value="0.053844" calcext:value-type="float">
            <text:p>0.053844</text:p>
          </table:table-cell>
          <table:table-cell office:value-type="float" office:value="0.535821" calcext:value-type="float">
            <text:p>0.535821</text:p>
          </table:table-cell>
          <table:table-cell office:value-type="float" office:value="0.002537" calcext:value-type="float">
            <text:p>0.002537</text:p>
          </table:table-cell>
        </table:table-row>
        <table:table-row table:style-name="ro1">
          <table:table-cell office:value-type="float" office:value="0.858586" calcext:value-type="float">
            <text:p>0.858586</text:p>
          </table:table-cell>
          <table:table-cell office:value-type="float" office:value="0.051469" calcext:value-type="float">
            <text:p>0.051469</text:p>
          </table:table-cell>
          <table:table-cell office:value-type="float" office:value="0.863765" calcext:value-type="float">
            <text:p>0.863765</text:p>
          </table:table-cell>
          <table:table-cell office:value-type="float" office:value="0.004418" calcext:value-type="float">
            <text:p>0.004418</text:p>
          </table:table-cell>
        </table:table-row>
        <table:table-row table:style-name="ro1">
          <table:table-cell office:value-type="float" office:value="0.878788" calcext:value-type="float">
            <text:p>0.878788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1.21879" calcext:value-type="float">
            <text:p>1.21879</text:p>
          </table:table-cell>
          <table:table-cell office:value-type="float" office:value="0.015306" calcext:value-type="float">
            <text:p>0.015306</text:p>
          </table:table-cell>
        </table:table-row>
        <table:table-row table:style-name="ro1">
          <table:table-cell office:value-type="float" office:value="0.89899" calcext:value-type="float">
            <text:p>0.8989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1.562759" calcext:value-type="float">
            <text:p>1.562759</text:p>
          </table:table-cell>
          <table:table-cell office:value-type="float" office:value="0.034084" calcext:value-type="float">
            <text:p>0.034084</text:p>
          </table:table-cell>
        </table:table-row>
        <table:table-row table:style-name="ro1">
          <table:table-cell office:value-type="float" office:value="0.919192" calcext:value-type="float">
            <text:p>0.919192</text:p>
          </table:table-cell>
          <table:table-cell office:value-type="float" office:value="0.045202" calcext:value-type="float">
            <text:p>0.045202</text:p>
          </table:table-cell>
          <table:table-cell office:value-type="float" office:value="1.837389" calcext:value-type="float">
            <text:p>1.837389</text:p>
          </table:table-cell>
          <table:table-cell office:value-type="float" office:value="0.057358" calcext:value-type="float">
            <text:p>0.057358</text:p>
          </table:table-cell>
        </table:table-row>
        <table:table-row table:style-name="ro1">
          <table:table-cell office:value-type="float" office:value="0.939394" calcext:value-type="float">
            <text:p>0.939394</text:p>
          </table:table-cell>
          <table:table-cell office:value-type="float" office:value="0.043362" calcext:value-type="float">
            <text:p>0.043362</text:p>
          </table:table-cell>
          <table:table-cell office:value-type="float" office:value="1.958797" calcext:value-type="float">
            <text:p>1.958797</text:p>
          </table:table-cell>
          <table:table-cell office:value-type="float" office:value="0.078601" calcext:value-type="float">
            <text:p>0.078601</text:p>
          </table:table-cell>
        </table:table-row>
        <table:table-row table:style-name="ro1">
          <table:table-cell office:value-type="float" office:value="0.959596" calcext:value-type="float">
            <text:p>0.959596</text:p>
          </table:table-cell>
          <table:table-cell office:value-type="float" office:value="0.041631" calcext:value-type="float">
            <text:p>0.041631</text:p>
          </table:table-cell>
          <table:table-cell office:value-type="float" office:value="1.811077" calcext:value-type="float">
            <text:p>1.811077</text:p>
          </table:table-cell>
          <table:table-cell office:value-type="float" office:value="0.087112" calcext:value-type="float">
            <text:p>0.087112</text:p>
          </table:table-cell>
        </table:table-row>
        <table:table-row table:style-name="ro1">
          <table:table-cell office:value-type="float" office:value="0.979798" calcext:value-type="float">
            <text:p>0.979798</text:p>
          </table:table-cell>
          <table:table-cell office:value-type="float" office:value="0.04" calcext:value-type="float">
            <text:p>0.04</text:p>
          </table:table-cell>
          <table:table-cell office:value-type="float" office:value="1.238827" calcext:value-type="float">
            <text:p>1.238827</text:p>
          </table:table-cell>
          <table:table-cell office:value-type="float" office:value="0.06679" calcext:value-type="float">
            <text:p>0.06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38462" calcext:value-type="float">
            <text:p>0.038462</text:p>
          </table:table-cell>
          <table:table-cell office:value-type="float" office:value="-0.005327" calcext:value-type="float">
            <text:p>-0.005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09:06:31.689386809</dc:date>
    <meta:editing-duration>PT1M12S</meta:editing-duration>
    <meta:editing-cycles>1</meta:editing-cycles>
    <meta:document-statistic meta:table-count="1" meta:cell-count="404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244cm" svg:height="19.631cm" xlink:href=".." xlink:type="simple" chart:class="chart:line" chart:style-name="ch1">
        <chart:legend chart:legend-position="end" svg:x="36.18cm" svg:y="9.018cm" style:legend-expansion="high" chart:style-name="ch2"/>
        <chart:plot-area chart:style-name="ch3" table:cell-range-address="output.A1:output.D101" chart:data-source-has-labels="both" svg:x="0.784cm" svg:y="0.392cm" svg:width="34.612cm" svg:height="18.847cm">
          <chart:coordinate-region svg:x="1.617cm" svg:y="0.591cm" svg:width="33.779cm" svg:height="18.449cm"/>
          <chart:axis chart:dimension="x" chart:name="primary-x" chart:style-name="ch4" chartooo:axis-type="auto">
            <chartooo:date-scale/>
            <chart:categories table:cell-range-address="output.A2:output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101" chart:label-cell-address="output.B1:output.B1" chart:class="chart:line">
            <chart:data-point chart:repeated="100"/>
          </chart:series>
          <chart:series chart:style-name="ch7" chart:values-cell-range-address="output.C2:output.C101" chart:label-cell-address="output.C1:output.C1" chart:class="chart:line">
            <chart:data-point chart:repeated="100"/>
          </chart:series>
          <chart:series chart:style-name="ch8" chart:values-cell-range-address="output.D2:output.D101" chart:label-cell-address="output.D1:output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output.B1:output.B1</svg:desc>
                </draw:g>
              </table:table-cell>
              <table:table-cell office:value-type="string">
                <text:p>Equidistant</text:p>
                <draw:g>
                  <svg:desc>output.C1:output.C1</svg:desc>
                </draw:g>
              </table:table-cell>
              <table:table-cell office:value-type="string">
                <text:p>Chebyshev</text:p>
                <draw:g>
                  <svg:desc>output.D1:output.D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output.A2:output.A101</svg:desc>
                </draw:g>
              </table:table-cell>
              <table:table-cell office:value-type="float" office:value="0.038462">
                <text:p>0.038462</text:p>
                <draw:g>
                  <svg:desc>output.B2:output.B101</svg:desc>
                </draw:g>
              </table:table-cell>
              <table:table-cell office:value-type="float" office:value="0.038462">
                <text:p>0.038462</text:p>
                <draw:g>
                  <svg:desc>output.C2:output.C101</svg:desc>
                </draw:g>
              </table:table-cell>
              <table:table-cell office:value-type="float" office:value="-0.005327">
                <text:p>-0.005327</text:p>
                <draw:g>
                  <svg:desc>output.D2:output.D101</svg:desc>
                </draw:g>
              </table:table-cell>
            </table:table-row>
            <table:table-row>
              <table:table-cell office:value-type="float" office:value="-0.979798">
                <text:p>-0.979798</text:p>
              </table:table-cell>
              <table:table-cell office:value-type="float" office:value="0.04">
                <text:p>0.04</text:p>
              </table:table-cell>
              <table:table-cell office:value-type="float" office:value="1.238827">
                <text:p>1.238827</text:p>
              </table:table-cell>
              <table:table-cell office:value-type="float" office:value="0.06679">
                <text:p>0.06679</text:p>
              </table:table-cell>
            </table:table-row>
            <table:table-row>
              <table:table-cell office:value-type="float" office:value="-0.959596">
                <text:p>-0.959596</text:p>
              </table:table-cell>
              <table:table-cell office:value-type="float" office:value="0.041631">
                <text:p>0.041631</text:p>
              </table:table-cell>
              <table:table-cell office:value-type="float" office:value="1.811077">
                <text:p>1.811077</text:p>
              </table:table-cell>
              <table:table-cell office:value-type="float" office:value="0.087112">
                <text:p>0.087112</text:p>
              </table:table-cell>
            </table:table-row>
            <table:table-row>
              <table:table-cell office:value-type="float" office:value="-0.939394">
                <text:p>-0.939394</text:p>
              </table:table-cell>
              <table:table-cell office:value-type="float" office:value="0.043362">
                <text:p>0.043362</text:p>
              </table:table-cell>
              <table:table-cell office:value-type="float" office:value="1.958797">
                <text:p>1.958797</text:p>
              </table:table-cell>
              <table:table-cell office:value-type="float" office:value="0.078601">
                <text:p>0.078601</text:p>
              </table:table-cell>
            </table:table-row>
            <table:table-row>
              <table:table-cell office:value-type="float" office:value="-0.919192">
                <text:p>-0.919192</text:p>
              </table:table-cell>
              <table:table-cell office:value-type="float" office:value="0.045202">
                <text:p>0.045202</text:p>
              </table:table-cell>
              <table:table-cell office:value-type="float" office:value="1.837389">
                <text:p>1.837389</text:p>
              </table:table-cell>
              <table:table-cell office:value-type="float" office:value="0.057358">
                <text:p>0.057358</text:p>
              </table:table-cell>
            </table:table-row>
            <table:table-row>
              <table:table-cell office:value-type="float" office:value="-0.89899">
                <text:p>-0.89899</text:p>
              </table:table-cell>
              <table:table-cell office:value-type="float" office:value="0.04716">
                <text:p>0.04716</text:p>
              </table:table-cell>
              <table:table-cell office:value-type="float" office:value="1.562759">
                <text:p>1.562759</text:p>
              </table:table-cell>
              <table:table-cell office:value-type="float" office:value="0.034084">
                <text:p>0.034084</text:p>
              </table:table-cell>
            </table:table-row>
            <table:table-row>
              <table:table-cell office:value-type="float" office:value="-0.878788">
                <text:p>-0.878788</text:p>
              </table:table-cell>
              <table:table-cell office:value-type="float" office:value="0.049245">
                <text:p>0.049245</text:p>
              </table:table-cell>
              <table:table-cell office:value-type="float" office:value="1.21879">
                <text:p>1.21879</text:p>
              </table:table-cell>
              <table:table-cell office:value-type="float" office:value="0.015306">
                <text:p>0.015306</text:p>
              </table:table-cell>
            </table:table-row>
            <table:table-row>
              <table:table-cell office:value-type="float" office:value="-0.858586">
                <text:p>-0.858586</text:p>
              </table:table-cell>
              <table:table-cell office:value-type="float" office:value="0.051469">
                <text:p>0.051469</text:p>
              </table:table-cell>
              <table:table-cell office:value-type="float" office:value="0.863765">
                <text:p>0.863765</text:p>
              </table:table-cell>
              <table:table-cell office:value-type="float" office:value="0.004418">
                <text:p>0.004418</text:p>
              </table:table-cell>
            </table:table-row>
            <table:table-row>
              <table:table-cell office:value-type="float" office:value="-0.838384">
                <text:p>-0.838384</text:p>
              </table:table-cell>
              <table:table-cell office:value-type="float" office:value="0.053844">
                <text:p>0.053844</text:p>
              </table:table-cell>
              <table:table-cell office:value-type="float" office:value="0.535821">
                <text:p>0.535821</text:p>
              </table:table-cell>
              <table:table-cell office:value-type="float" office:value="0.002537">
                <text:p>0.002537</text:p>
              </table:table-cell>
            </table:table-row>
            <table:table-row>
              <table:table-cell office:value-type="float" office:value="-0.818182">
                <text:p>-0.818182</text:p>
              </table:table-cell>
              <table:table-cell office:value-type="float" office:value="0.056384">
                <text:p>0.056384</text:p>
              </table:table-cell>
              <table:table-cell office:value-type="float" office:value="0.257562">
                <text:p>0.257562</text:p>
              </table:table-cell>
              <table:table-cell office:value-type="float" office:value="0.009204">
                <text:p>0.009204</text:p>
              </table:table-cell>
            </table:table-row>
            <table:table-row>
              <table:table-cell office:value-type="float" office:value="-0.79798">
                <text:p>-0.79798</text:p>
              </table:table-cell>
              <table:table-cell office:value-type="float" office:value="0.059104">
                <text:p>0.059104</text:p>
              </table:table-cell>
              <table:table-cell office:value-type="float" office:value="0.039908">
                <text:p>0.039908</text:p>
              </table:table-cell>
              <table:table-cell office:value-type="float" office:value="0.022956">
                <text:p>0.022956</text:p>
              </table:table-cell>
            </table:table-row>
            <table:table-row>
              <table:table-cell office:value-type="float" office:value="-0.777778">
                <text:p>-0.777778</text:p>
              </table:table-cell>
              <table:table-cell office:value-type="float" office:value="0.062021">
                <text:p>0.062021</text:p>
              </table:table-cell>
              <table:table-cell office:value-type="float" office:value="-0.114715">
                <text:p>-0.114715</text:p>
              </table:table-cell>
              <table:table-cell office:value-type="float" office:value="0.041775">
                <text:p>0.041775</text:p>
              </table:table-cell>
            </table:table-row>
            <table:table-row>
              <table:table-cell office:value-type="float" office:value="-0.757576">
                <text:p>-0.757576</text:p>
              </table:table-cell>
              <table:table-cell office:value-type="float" office:value="0.065155">
                <text:p>0.065155</text:p>
              </table:table-cell>
              <table:table-cell office:value-type="float" office:value="-0.209773">
                <text:p>-0.209773</text:p>
              </table:table-cell>
              <table:table-cell office:value-type="float" office:value="0.063429">
                <text:p>0.063429</text:p>
              </table:table-cell>
            </table:table-row>
            <table:table-row>
              <table:table-cell office:value-type="float" office:value="-0.737374">
                <text:p>-0.737374</text:p>
              </table:table-cell>
              <table:table-cell office:value-type="float" office:value="0.068526">
                <text:p>0.068526</text:p>
              </table:table-cell>
              <table:table-cell office:value-type="float" office:value="-0.252527">
                <text:p>-0.252527</text:p>
              </table:table-cell>
              <table:table-cell office:value-type="float" office:value="0.085739">
                <text:p>0.085739</text:p>
              </table:table-cell>
            </table:table-row>
            <table:table-row>
              <table:table-cell office:value-type="float" office:value="-0.717172">
                <text:p>-0.717172</text:p>
              </table:table-cell>
              <table:table-cell office:value-type="float" office:value="0.072158">
                <text:p>0.072158</text:p>
              </table:table-cell>
              <table:table-cell office:value-type="float" office:value="-0.25238">
                <text:p>-0.25238</text:p>
              </table:table-cell>
              <table:table-cell office:value-type="float" office:value="0.106759">
                <text:p>0.106759</text:p>
              </table:table-cell>
            </table:table-row>
            <table:table-row>
              <table:table-cell office:value-type="float" office:value="-0.69697">
                <text:p>-0.69697</text:p>
              </table:table-cell>
              <table:table-cell office:value-type="float" office:value="0.076079">
                <text:p>0.076079</text:p>
              </table:table-cell>
              <table:table-cell office:value-type="float" office:value="-0.219607">
                <text:p>-0.219607</text:p>
              </table:table-cell>
              <table:table-cell office:value-type="float" office:value="0.124901">
                <text:p>0.124901</text:p>
              </table:table-cell>
            </table:table-row>
            <table:table-row>
              <table:table-cell office:value-type="float" office:value="-0.676768">
                <text:p>-0.676768</text:p>
              </table:table-cell>
              <table:table-cell office:value-type="float" office:value="0.080319">
                <text:p>0.080319</text:p>
              </table:table-cell>
              <table:table-cell office:value-type="float" office:value="-0.164395">
                <text:p>-0.164395</text:p>
              </table:table-cell>
              <table:table-cell office:value-type="float" office:value="0.139004">
                <text:p>0.139004</text:p>
              </table:table-cell>
            </table:table-row>
            <table:table-row>
              <table:table-cell office:value-type="float" office:value="-0.656566">
                <text:p>-0.656566</text:p>
              </table:table-cell>
              <table:table-cell office:value-type="float" office:value="0.084912">
                <text:p>0.084912</text:p>
              </table:table-cell>
              <table:table-cell office:value-type="float" office:value="-0.09617">
                <text:p>-0.09617</text:p>
              </table:table-cell>
              <table:table-cell office:value-type="float" office:value="0.148363">
                <text:p>0.148363</text:p>
              </table:table-cell>
            </table:table-row>
            <table:table-row>
              <table:table-cell office:value-type="float" office:value="-0.636364">
                <text:p>-0.636364</text:p>
              </table:table-cell>
              <table:table-cell office:value-type="float" office:value="0.089896">
                <text:p>0.089896</text:p>
              </table:table-cell>
              <table:table-cell office:value-type="float" office:value="-0.023138">
                <text:p>-0.023138</text:p>
              </table:table-cell>
              <table:table-cell office:value-type="float" office:value="0.152727">
                <text:p>0.152727</text:p>
              </table:table-cell>
            </table:table-row>
            <table:table-row>
              <table:table-cell office:value-type="float" office:value="-0.616162">
                <text:p>-0.616162</text:p>
              </table:table-cell>
              <table:table-cell office:value-type="float" office:value="0.095316">
                <text:p>0.095316</text:p>
              </table:table-cell>
              <table:table-cell office:value-type="float" office:value="0.047978">
                <text:p>0.047978</text:p>
              </table:table-cell>
              <table:table-cell office:value-type="float" office:value="0.152267">
                <text:p>0.152267</text:p>
              </table:table-cell>
            </table:table-row>
            <table:table-row>
              <table:table-cell office:value-type="float" office:value="-0.59596">
                <text:p>-0.59596</text:p>
              </table:table-cell>
              <table:table-cell office:value-type="float" office:value="0.101223">
                <text:p>0.101223</text:p>
              </table:table-cell>
              <table:table-cell office:value-type="float" office:value="0.112064">
                <text:p>0.112064</text:p>
              </table:table-cell>
              <table:table-cell office:value-type="float" office:value="0.147526">
                <text:p>0.147526</text:p>
              </table:table-cell>
            </table:table-row>
            <table:table-row>
              <table:table-cell office:value-type="float" office:value="-0.575758">
                <text:p>-0.575758</text:p>
              </table:table-cell>
              <table:table-cell office:value-type="float" office:value="0.107673">
                <text:p>0.107673</text:p>
              </table:table-cell>
              <table:table-cell office:value-type="float" office:value="0.165609">
                <text:p>0.165609</text:p>
              </table:table-cell>
              <table:table-cell office:value-type="float" office:value="0.139363">
                <text:p>0.139363</text:p>
              </table:table-cell>
            </table:table-row>
            <table:table-row>
              <table:table-cell office:value-type="float" office:value="-0.555556">
                <text:p>-0.555556</text:p>
              </table:table-cell>
              <table:table-cell office:value-type="float" office:value="0.114731">
                <text:p>0.114731</text:p>
              </table:table-cell>
              <table:table-cell office:value-type="float" office:value="0.206623">
                <text:p>0.206623</text:p>
              </table:table-cell>
              <table:table-cell office:value-type="float" office:value="0.128874">
                <text:p>0.128874</text:p>
              </table:table-cell>
            </table:table-row>
            <table:table-row>
              <table:table-cell office:value-type="float" office:value="-0.535354">
                <text:p>-0.535354</text:p>
              </table:table-cell>
              <table:table-cell office:value-type="float" office:value="0.122473">
                <text:p>0.122473</text:p>
              </table:table-cell>
              <table:table-cell office:value-type="float" office:value="0.234482">
                <text:p>0.234482</text:p>
              </table:table-cell>
              <table:table-cell office:value-type="float" office:value="0.117326">
                <text:p>0.117326</text:p>
              </table:table-cell>
            </table:table-row>
            <table:table-row>
              <table:table-cell office:value-type="float" office:value="-0.515152">
                <text:p>-0.515152</text:p>
              </table:table-cell>
              <table:table-cell office:value-type="float" office:value="0.130984">
                <text:p>0.130984</text:p>
              </table:table-cell>
              <table:table-cell office:value-type="float" office:value="0.249729">
                <text:p>0.249729</text:p>
              </table:table-cell>
              <table:table-cell office:value-type="float" office:value="0.106079">
                <text:p>0.106079</text:p>
              </table:table-cell>
            </table:table-row>
            <table:table-row>
              <table:table-cell office:value-type="float" office:value="-0.494949">
                <text:p>-0.494949</text:p>
              </table:table-cell>
              <table:table-cell office:value-type="float" office:value="0.140363">
                <text:p>0.140363</text:p>
              </table:table-cell>
              <table:table-cell office:value-type="float" office:value="0.253855">
                <text:p>0.253855</text:p>
              </table:table-cell>
              <table:table-cell office:value-type="float" office:value="0.096513">
                <text:p>0.096513</text:p>
              </table:table-cell>
            </table:table-row>
            <table:table-row>
              <table:table-cell office:value-type="float" office:value="-0.474747">
                <text:p>-0.474747</text:p>
              </table:table-cell>
              <table:table-cell office:value-type="float" office:value="0.150724">
                <text:p>0.150724</text:p>
              </table:table-cell>
              <table:table-cell office:value-type="float" office:value="0.249058">
                <text:p>0.249058</text:p>
              </table:table-cell>
              <table:table-cell office:value-type="float" office:value="0.089967">
                <text:p>0.089967</text:p>
              </table:table-cell>
            </table:table-row>
            <table:table-row>
              <table:table-cell office:value-type="float" office:value="-0.454545">
                <text:p>-0.454545</text:p>
              </table:table-cell>
              <table:table-cell office:value-type="float" office:value="0.162198">
                <text:p>0.162198</text:p>
              </table:table-cell>
              <table:table-cell office:value-type="float" office:value="0.238017">
                <text:p>0.238017</text:p>
              </table:table-cell>
              <table:table-cell office:value-type="float" office:value="0.087672">
                <text:p>0.087672</text:p>
              </table:table-cell>
            </table:table-row>
            <table:table-row>
              <table:table-cell office:value-type="float" office:value="-0.434343">
                <text:p>-0.434343</text:p>
              </table:table-cell>
              <table:table-cell office:value-type="float" office:value="0.174937">
                <text:p>0.174937</text:p>
              </table:table-cell>
              <table:table-cell office:value-type="float" office:value="0.223658">
                <text:p>0.223658</text:p>
              </table:table-cell>
              <table:table-cell office:value-type="float" office:value="0.090709">
                <text:p>0.090709</text:p>
              </table:table-cell>
            </table:table-row>
            <table:table-row>
              <table:table-cell office:value-type="float" office:value="-0.414141">
                <text:p>-0.414141</text:p>
              </table:table-cell>
              <table:table-cell office:value-type="float" office:value="0.189114">
                <text:p>0.189114</text:p>
              </table:table-cell>
              <table:table-cell office:value-type="float" office:value="0.208959">
                <text:p>0.208959</text:p>
              </table:table-cell>
              <table:table-cell office:value-type="float" office:value="0.099957">
                <text:p>0.099957</text:p>
              </table:table-cell>
            </table:table-row>
            <table:table-row>
              <table:table-cell office:value-type="float" office:value="-0.393939">
                <text:p>-0.393939</text:p>
              </table:table-cell>
              <table:table-cell office:value-type="float" office:value="0.20493">
                <text:p>0.20493</text:p>
              </table:table-cell>
              <table:table-cell office:value-type="float" office:value="0.196763">
                <text:p>0.196763</text:p>
              </table:table-cell>
              <table:table-cell office:value-type="float" office:value="0.116069">
                <text:p>0.116069</text:p>
              </table:table-cell>
            </table:table-row>
            <table:table-row>
              <table:table-cell office:value-type="float" office:value="-0.373737">
                <text:p>-0.373737</text:p>
              </table:table-cell>
              <table:table-cell office:value-type="float" office:value="0.222618">
                <text:p>0.222618</text:p>
              </table:table-cell>
              <table:table-cell office:value-type="float" office:value="0.189626">
                <text:p>0.189626</text:p>
              </table:table-cell>
              <table:table-cell office:value-type="float" office:value="0.139445">
                <text:p>0.139445</text:p>
              </table:table-cell>
            </table:table-row>
            <table:table-row>
              <table:table-cell office:value-type="float" office:value="-0.353535">
                <text:p>-0.353535</text:p>
              </table:table-cell>
              <table:table-cell office:value-type="float" office:value="0.242443">
                <text:p>0.242443</text:p>
              </table:table-cell>
              <table:table-cell office:value-type="float" office:value="0.189696">
                <text:p>0.189696</text:p>
              </table:table-cell>
              <table:table-cell office:value-type="float" office:value="0.170221">
                <text:p>0.170221</text:p>
              </table:table-cell>
            </table:table-row>
            <table:table-row>
              <table:table-cell office:value-type="float" office:value="-0.333333">
                <text:p>-0.333333</text:p>
              </table:table-cell>
              <table:table-cell office:value-type="float" office:value="0.264706">
                <text:p>0.264706</text:p>
              </table:table-cell>
              <table:table-cell office:value-type="float" office:value="0.198621">
                <text:p>0.198621</text:p>
              </table:table-cell>
              <table:table-cell office:value-type="float" office:value="0.208265">
                <text:p>0.208265</text:p>
              </table:table-cell>
            </table:table-row>
            <table:table-row>
              <table:table-cell office:value-type="float" office:value="-0.313131">
                <text:p>-0.313131</text:p>
              </table:table-cell>
              <table:table-cell office:value-type="float" office:value="0.289748">
                <text:p>0.289748</text:p>
              </table:table-cell>
              <table:table-cell office:value-type="float" office:value="0.217489">
                <text:p>0.217489</text:p>
              </table:table-cell>
              <table:table-cell office:value-type="float" office:value="0.253187">
                <text:p>0.253187</text:p>
              </table:table-cell>
            </table:table-row>
            <table:table-row>
              <table:table-cell office:value-type="float" office:value="-0.292929">
                <text:p>-0.292929</text:p>
              </table:table-cell>
              <table:table-cell office:value-type="float" office:value="0.317946">
                <text:p>0.317946</text:p>
              </table:table-cell>
              <table:table-cell office:value-type="float" office:value="0.2468">
                <text:p>0.2468</text:p>
              </table:table-cell>
              <table:table-cell office:value-type="float" office:value="0.304349">
                <text:p>0.304349</text:p>
              </table:table-cell>
            </table:table-row>
            <table:table-row>
              <table:table-cell office:value-type="float" office:value="-0.272727">
                <text:p>-0.272727</text:p>
              </table:table-cell>
              <table:table-cell office:value-type="float" office:value="0.349711">
                <text:p>0.349711</text:p>
              </table:table-cell>
              <table:table-cell office:value-type="float" office:value="0.286468">
                <text:p>0.286468</text:p>
              </table:table-cell>
              <table:table-cell office:value-type="float" office:value="0.360886">
                <text:p>0.360886</text:p>
              </table:table-cell>
            </table:table-row>
            <table:table-row>
              <table:table-cell office:value-type="float" office:value="-0.252525">
                <text:p>-0.252525</text:p>
              </table:table-cell>
              <table:table-cell office:value-type="float" office:value="0.385472">
                <text:p>0.385472</text:p>
              </table:table-cell>
              <table:table-cell office:value-type="float" office:value="0.33584">
                <text:p>0.33584</text:p>
              </table:table-cell>
              <table:table-cell office:value-type="float" office:value="0.42174">
                <text:p>0.42174</text:p>
              </table:table-cell>
            </table:table-row>
            <table:table-row>
              <table:table-cell office:value-type="float" office:value="-0.232323">
                <text:p>-0.232323</text:p>
              </table:table-cell>
              <table:table-cell office:value-type="float" office:value="0.425649">
                <text:p>0.425649</text:p>
              </table:table-cell>
              <table:table-cell office:value-type="float" office:value="0.393751">
                <text:p>0.393751</text:p>
              </table:table-cell>
              <table:table-cell office:value-type="float" office:value="0.485688">
                <text:p>0.485688</text:p>
              </table:table-cell>
            </table:table-row>
            <table:table-row>
              <table:table-cell office:value-type="float" office:value="-0.212121">
                <text:p>-0.212121</text:p>
              </table:table-cell>
              <table:table-cell office:value-type="float" office:value="0.470614">
                <text:p>0.470614</text:p>
              </table:table-cell>
              <table:table-cell office:value-type="float" office:value="0.458586">
                <text:p>0.458586</text:p>
              </table:table-cell>
              <table:table-cell office:value-type="float" office:value="0.551379">
                <text:p>0.551379</text:p>
              </table:table-cell>
            </table:table-row>
            <table:table-row>
              <table:table-cell office:value-type="float" office:value="-0.191919">
                <text:p>-0.191919</text:p>
              </table:table-cell>
              <table:table-cell office:value-type="float" office:value="0.52061">
                <text:p>0.52061</text:p>
              </table:table-cell>
              <table:table-cell office:value-type="float" office:value="0.528367">
                <text:p>0.528367</text:p>
              </table:table-cell>
              <table:table-cell office:value-type="float" office:value="0.617379">
                <text:p>0.617379</text:p>
              </table:table-cell>
            </table:table-row>
            <table:table-row>
              <table:table-cell office:value-type="float" office:value="-0.171717">
                <text:p>-0.171717</text:p>
              </table:table-cell>
              <table:table-cell office:value-type="float" office:value="0.575649">
                <text:p>0.575649</text:p>
              </table:table-cell>
              <table:table-cell office:value-type="float" office:value="0.600842">
                <text:p>0.600842</text:p>
              </table:table-cell>
              <table:table-cell office:value-type="float" office:value="0.682207">
                <text:p>0.682207</text:p>
              </table:table-cell>
            </table:table-row>
            <table:table-row>
              <table:table-cell office:value-type="float" office:value="-0.151515">
                <text:p>-0.151515</text:p>
              </table:table-cell>
              <table:table-cell office:value-type="float" office:value="0.635356">
                <text:p>0.635356</text:p>
              </table:table-cell>
              <table:table-cell office:value-type="float" office:value="0.673592">
                <text:p>0.673592</text:p>
              </table:table-cell>
              <table:table-cell office:value-type="float" office:value="0.744382">
                <text:p>0.744382</text:p>
              </table:table-cell>
            </table:table-row>
            <table:table-row>
              <table:table-cell office:value-type="float" office:value="-0.131313">
                <text:p>-0.131313</text:p>
              </table:table-cell>
              <table:table-cell office:value-type="float" office:value="0.698774">
                <text:p>0.698774</text:p>
              </table:table-cell>
              <table:table-cell office:value-type="float" office:value="0.744129">
                <text:p>0.744129</text:p>
              </table:table-cell>
              <table:table-cell office:value-type="float" office:value="0.802462">
                <text:p>0.802462</text:p>
              </table:table-cell>
            </table:table-row>
            <table:table-row>
              <table:table-cell office:value-type="float" office:value="-0.111111">
                <text:p>-0.111111</text:p>
              </table:table-cell>
              <table:table-cell office:value-type="float" office:value="0.764151">
                <text:p>0.764151</text:p>
              </table:table-cell>
              <table:table-cell office:value-type="float" office:value="0.810007">
                <text:p>0.810007</text:p>
              </table:table-cell>
              <table:table-cell office:value-type="float" office:value="0.855086">
                <text:p>0.855086</text:p>
              </table:table-cell>
            </table:table-row>
            <table:table-row>
              <table:table-cell office:value-type="float" office:value="-0.090909">
                <text:p>-0.090909</text:p>
              </table:table-cell>
              <table:table-cell office:value-type="float" office:value="0.828767">
                <text:p>0.828767</text:p>
              </table:table-cell>
              <table:table-cell office:value-type="float" office:value="0.868913">
                <text:p>0.868913</text:p>
              </table:table-cell>
              <table:table-cell office:value-type="float" office:value="0.90101">
                <text:p>0.90101</text:p>
              </table:table-cell>
            </table:table-row>
            <table:table-row>
              <table:table-cell office:value-type="float" office:value="-0.070707">
                <text:p>-0.070707</text:p>
              </table:table-cell>
              <table:table-cell office:value-type="float" office:value="0.888899">
                <text:p>0.888899</text:p>
              </table:table-cell>
              <table:table-cell office:value-type="float" office:value="0.918769">
                <text:p>0.918769</text:p>
              </table:table-cell>
              <table:table-cell office:value-type="float" office:value="0.939143">
                <text:p>0.939143</text:p>
              </table:table-cell>
            </table:table-row>
            <table:table-row>
              <table:table-cell office:value-type="float" office:value="-0.050505">
                <text:p>-0.050505</text:p>
              </table:table-cell>
              <table:table-cell office:value-type="float" office:value="0.940054">
                <text:p>0.940054</text:p>
              </table:table-cell>
              <table:table-cell office:value-type="float" office:value="0.957803">
                <text:p>0.957803</text:p>
              </table:table-cell>
              <table:table-cell office:value-type="float" office:value="0.968573">
                <text:p>0.968573</text:p>
              </table:table-cell>
            </table:table-row>
            <table:table-row>
              <table:table-cell office:value-type="float" office:value="-0.030303">
                <text:p>-0.030303</text:p>
              </table:table-cell>
              <table:table-cell office:value-type="float" office:value="0.977558">
                <text:p>0.977558</text:p>
              </table:table-cell>
              <table:table-cell office:value-type="float" office:value="0.984626">
                <text:p>0.984626</text:p>
              </table:table-cell>
              <table:table-cell office:value-type="float" office:value="0.988595">
                <text:p>0.988595</text:p>
              </table:table-cell>
            </table:table-row>
            <table:table-row>
              <table:table-cell office:value-type="float" office:value="-0.010101">
                <text:p>-0.010101</text:p>
              </table:table-cell>
              <table:table-cell office:value-type="float" office:value="0.997456">
                <text:p>0.997456</text:p>
              </table:table-cell>
              <table:table-cell office:value-type="float" office:value="0.998282">
                <text:p>0.998282</text:p>
              </table:table-cell>
              <table:table-cell office:value-type="float" office:value="0.998728">
                <text:p>0.998728</text:p>
              </table:table-cell>
            </table:table-row>
            <table:table-row>
              <table:table-cell office:value-type="float" office:value="0.010101">
                <text:p>0.010101</text:p>
              </table:table-cell>
              <table:table-cell office:value-type="float" office:value="0.997456">
                <text:p>0.997456</text:p>
              </table:table-cell>
              <table:table-cell office:value-type="float" office:value="0.998282">
                <text:p>0.998282</text:p>
              </table:table-cell>
              <table:table-cell office:value-type="float" office:value="0.998728">
                <text:p>0.998728</text:p>
              </table:table-cell>
            </table:table-row>
            <table:table-row>
              <table:table-cell office:value-type="float" office:value="0.030303">
                <text:p>0.030303</text:p>
              </table:table-cell>
              <table:table-cell office:value-type="float" office:value="0.977558">
                <text:p>0.977558</text:p>
              </table:table-cell>
              <table:table-cell office:value-type="float" office:value="0.984626">
                <text:p>0.984626</text:p>
              </table:table-cell>
              <table:table-cell office:value-type="float" office:value="0.988595">
                <text:p>0.988595</text:p>
              </table:table-cell>
            </table:table-row>
            <table:table-row>
              <table:table-cell office:value-type="float" office:value="0.050505">
                <text:p>0.050505</text:p>
              </table:table-cell>
              <table:table-cell office:value-type="float" office:value="0.940054">
                <text:p>0.940054</text:p>
              </table:table-cell>
              <table:table-cell office:value-type="float" office:value="0.957803">
                <text:p>0.957803</text:p>
              </table:table-cell>
              <table:table-cell office:value-type="float" office:value="0.968573">
                <text:p>0.968573</text:p>
              </table:table-cell>
            </table:table-row>
            <table:table-row>
              <table:table-cell office:value-type="float" office:value="0.070707">
                <text:p>0.070707</text:p>
              </table:table-cell>
              <table:table-cell office:value-type="float" office:value="0.888899">
                <text:p>0.888899</text:p>
              </table:table-cell>
              <table:table-cell office:value-type="float" office:value="0.918769">
                <text:p>0.918769</text:p>
              </table:table-cell>
              <table:table-cell office:value-type="float" office:value="0.939143">
                <text:p>0.939143</text:p>
              </table:table-cell>
            </table:table-row>
            <table:table-row>
              <table:table-cell office:value-type="float" office:value="0.090909">
                <text:p>0.090909</text:p>
              </table:table-cell>
              <table:table-cell office:value-type="float" office:value="0.828767">
                <text:p>0.828767</text:p>
              </table:table-cell>
              <table:table-cell office:value-type="float" office:value="0.868913">
                <text:p>0.868913</text:p>
              </table:table-cell>
              <table:table-cell office:value-type="float" office:value="0.90101">
                <text:p>0.90101</text:p>
              </table:table-cell>
            </table:table-row>
            <table:table-row>
              <table:table-cell office:value-type="float" office:value="0.111111">
                <text:p>0.111111</text:p>
              </table:table-cell>
              <table:table-cell office:value-type="float" office:value="0.764151">
                <text:p>0.764151</text:p>
              </table:table-cell>
              <table:table-cell office:value-type="float" office:value="0.810007">
                <text:p>0.810007</text:p>
              </table:table-cell>
              <table:table-cell office:value-type="float" office:value="0.855086">
                <text:p>0.855086</text:p>
              </table:table-cell>
            </table:table-row>
            <table:table-row>
              <table:table-cell office:value-type="float" office:value="0.131313">
                <text:p>0.131313</text:p>
              </table:table-cell>
              <table:table-cell office:value-type="float" office:value="0.698774">
                <text:p>0.698774</text:p>
              </table:table-cell>
              <table:table-cell office:value-type="float" office:value="0.744129">
                <text:p>0.744129</text:p>
              </table:table-cell>
              <table:table-cell office:value-type="float" office:value="0.802462">
                <text:p>0.802462</text:p>
              </table:table-cell>
            </table:table-row>
            <table:table-row>
              <table:table-cell office:value-type="float" office:value="0.151515">
                <text:p>0.151515</text:p>
              </table:table-cell>
              <table:table-cell office:value-type="float" office:value="0.635356">
                <text:p>0.635356</text:p>
              </table:table-cell>
              <table:table-cell office:value-type="float" office:value="0.673592">
                <text:p>0.673592</text:p>
              </table:table-cell>
              <table:table-cell office:value-type="float" office:value="0.744382">
                <text:p>0.744382</text:p>
              </table:table-cell>
            </table:table-row>
            <table:table-row>
              <table:table-cell office:value-type="float" office:value="0.171717">
                <text:p>0.171717</text:p>
              </table:table-cell>
              <table:table-cell office:value-type="float" office:value="0.575649">
                <text:p>0.575649</text:p>
              </table:table-cell>
              <table:table-cell office:value-type="float" office:value="0.600842">
                <text:p>0.600842</text:p>
              </table:table-cell>
              <table:table-cell office:value-type="float" office:value="0.682207">
                <text:p>0.682207</text:p>
              </table:table-cell>
            </table:table-row>
            <table:table-row>
              <table:table-cell office:value-type="float" office:value="0.191919">
                <text:p>0.191919</text:p>
              </table:table-cell>
              <table:table-cell office:value-type="float" office:value="0.52061">
                <text:p>0.52061</text:p>
              </table:table-cell>
              <table:table-cell office:value-type="float" office:value="0.528367">
                <text:p>0.528367</text:p>
              </table:table-cell>
              <table:table-cell office:value-type="float" office:value="0.617379">
                <text:p>0.617379</text:p>
              </table:table-cell>
            </table:table-row>
            <table:table-row>
              <table:table-cell office:value-type="float" office:value="0.212121">
                <text:p>0.212121</text:p>
              </table:table-cell>
              <table:table-cell office:value-type="float" office:value="0.470614">
                <text:p>0.470614</text:p>
              </table:table-cell>
              <table:table-cell office:value-type="float" office:value="0.458586">
                <text:p>0.458586</text:p>
              </table:table-cell>
              <table:table-cell office:value-type="float" office:value="0.551379">
                <text:p>0.551379</text:p>
              </table:table-cell>
            </table:table-row>
            <table:table-row>
              <table:table-cell office:value-type="float" office:value="0.232323">
                <text:p>0.232323</text:p>
              </table:table-cell>
              <table:table-cell office:value-type="float" office:value="0.425649">
                <text:p>0.425649</text:p>
              </table:table-cell>
              <table:table-cell office:value-type="float" office:value="0.393751">
                <text:p>0.393751</text:p>
              </table:table-cell>
              <table:table-cell office:value-type="float" office:value="0.485688">
                <text:p>0.485688</text:p>
              </table:table-cell>
            </table:table-row>
            <table:table-row>
              <table:table-cell office:value-type="float" office:value="0.252525">
                <text:p>0.252525</text:p>
              </table:table-cell>
              <table:table-cell office:value-type="float" office:value="0.385472">
                <text:p>0.385472</text:p>
              </table:table-cell>
              <table:table-cell office:value-type="float" office:value="0.33584">
                <text:p>0.33584</text:p>
              </table:table-cell>
              <table:table-cell office:value-type="float" office:value="0.42174">
                <text:p>0.42174</text:p>
              </table:table-cell>
            </table:table-row>
            <table:table-row>
              <table:table-cell office:value-type="float" office:value="0.272727">
                <text:p>0.272727</text:p>
              </table:table-cell>
              <table:table-cell office:value-type="float" office:value="0.349711">
                <text:p>0.349711</text:p>
              </table:table-cell>
              <table:table-cell office:value-type="float" office:value="0.286468">
                <text:p>0.286468</text:p>
              </table:table-cell>
              <table:table-cell office:value-type="float" office:value="0.360886">
                <text:p>0.360886</text:p>
              </table:table-cell>
            </table:table-row>
            <table:table-row>
              <table:table-cell office:value-type="float" office:value="0.292929">
                <text:p>0.292929</text:p>
              </table:table-cell>
              <table:table-cell office:value-type="float" office:value="0.317946">
                <text:p>0.317946</text:p>
              </table:table-cell>
              <table:table-cell office:value-type="float" office:value="0.2468">
                <text:p>0.2468</text:p>
              </table:table-cell>
              <table:table-cell office:value-type="float" office:value="0.304349">
                <text:p>0.304349</text:p>
              </table:table-cell>
            </table:table-row>
            <table:table-row>
              <table:table-cell office:value-type="float" office:value="0.313131">
                <text:p>0.313131</text:p>
              </table:table-cell>
              <table:table-cell office:value-type="float" office:value="0.289748">
                <text:p>0.289748</text:p>
              </table:table-cell>
              <table:table-cell office:value-type="float" office:value="0.217489">
                <text:p>0.217489</text:p>
              </table:table-cell>
              <table:table-cell office:value-type="float" office:value="0.253187">
                <text:p>0.253187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264706">
                <text:p>0.264706</text:p>
              </table:table-cell>
              <table:table-cell office:value-type="float" office:value="0.198621">
                <text:p>0.198621</text:p>
              </table:table-cell>
              <table:table-cell office:value-type="float" office:value="0.208265">
                <text:p>0.208265</text:p>
              </table:table-cell>
            </table:table-row>
            <table:table-row>
              <table:table-cell office:value-type="float" office:value="0.353535">
                <text:p>0.353535</text:p>
              </table:table-cell>
              <table:table-cell office:value-type="float" office:value="0.242443">
                <text:p>0.242443</text:p>
              </table:table-cell>
              <table:table-cell office:value-type="float" office:value="0.189696">
                <text:p>0.189696</text:p>
              </table:table-cell>
              <table:table-cell office:value-type="float" office:value="0.170221">
                <text:p>0.170221</text:p>
              </table:table-cell>
            </table:table-row>
            <table:table-row>
              <table:table-cell office:value-type="float" office:value="0.373737">
                <text:p>0.373737</text:p>
              </table:table-cell>
              <table:table-cell office:value-type="float" office:value="0.222618">
                <text:p>0.222618</text:p>
              </table:table-cell>
              <table:table-cell office:value-type="float" office:value="0.189626">
                <text:p>0.189626</text:p>
              </table:table-cell>
              <table:table-cell office:value-type="float" office:value="0.139445">
                <text:p>0.139445</text:p>
              </table:table-cell>
            </table:table-row>
            <table:table-row>
              <table:table-cell office:value-type="float" office:value="0.393939">
                <text:p>0.393939</text:p>
              </table:table-cell>
              <table:table-cell office:value-type="float" office:value="0.20493">
                <text:p>0.20493</text:p>
              </table:table-cell>
              <table:table-cell office:value-type="float" office:value="0.196763">
                <text:p>0.196763</text:p>
              </table:table-cell>
              <table:table-cell office:value-type="float" office:value="0.116069">
                <text:p>0.116069</text:p>
              </table:table-cell>
            </table:table-row>
            <table:table-row>
              <table:table-cell office:value-type="float" office:value="0.414141">
                <text:p>0.414141</text:p>
              </table:table-cell>
              <table:table-cell office:value-type="float" office:value="0.189114">
                <text:p>0.189114</text:p>
              </table:table-cell>
              <table:table-cell office:value-type="float" office:value="0.208959">
                <text:p>0.208959</text:p>
              </table:table-cell>
              <table:table-cell office:value-type="float" office:value="0.099957">
                <text:p>0.099957</text:p>
              </table:table-cell>
            </table:table-row>
            <table:table-row>
              <table:table-cell office:value-type="float" office:value="0.434343">
                <text:p>0.434343</text:p>
              </table:table-cell>
              <table:table-cell office:value-type="float" office:value="0.174937">
                <text:p>0.174937</text:p>
              </table:table-cell>
              <table:table-cell office:value-type="float" office:value="0.223658">
                <text:p>0.223658</text:p>
              </table:table-cell>
              <table:table-cell office:value-type="float" office:value="0.090709">
                <text:p>0.090709</text:p>
              </table:table-cell>
            </table:table-row>
            <table:table-row>
              <table:table-cell office:value-type="float" office:value="0.454545">
                <text:p>0.454545</text:p>
              </table:table-cell>
              <table:table-cell office:value-type="float" office:value="0.162198">
                <text:p>0.162198</text:p>
              </table:table-cell>
              <table:table-cell office:value-type="float" office:value="0.238017">
                <text:p>0.238017</text:p>
              </table:table-cell>
              <table:table-cell office:value-type="float" office:value="0.087672">
                <text:p>0.087672</text:p>
              </table:table-cell>
            </table:table-row>
            <table:table-row>
              <table:table-cell office:value-type="float" office:value="0.474747">
                <text:p>0.474747</text:p>
              </table:table-cell>
              <table:table-cell office:value-type="float" office:value="0.150724">
                <text:p>0.150724</text:p>
              </table:table-cell>
              <table:table-cell office:value-type="float" office:value="0.249058">
                <text:p>0.249058</text:p>
              </table:table-cell>
              <table:table-cell office:value-type="float" office:value="0.089967">
                <text:p>0.089967</text:p>
              </table:table-cell>
            </table:table-row>
            <table:table-row>
              <table:table-cell office:value-type="float" office:value="0.494949">
                <text:p>0.494949</text:p>
              </table:table-cell>
              <table:table-cell office:value-type="float" office:value="0.140363">
                <text:p>0.140363</text:p>
              </table:table-cell>
              <table:table-cell office:value-type="float" office:value="0.253855">
                <text:p>0.253855</text:p>
              </table:table-cell>
              <table:table-cell office:value-type="float" office:value="0.096513">
                <text:p>0.096513</text:p>
              </table:table-cell>
            </table:table-row>
            <table:table-row>
              <table:table-cell office:value-type="float" office:value="0.515152">
                <text:p>0.515152</text:p>
              </table:table-cell>
              <table:table-cell office:value-type="float" office:value="0.130984">
                <text:p>0.130984</text:p>
              </table:table-cell>
              <table:table-cell office:value-type="float" office:value="0.249729">
                <text:p>0.249729</text:p>
              </table:table-cell>
              <table:table-cell office:value-type="float" office:value="0.106079">
                <text:p>0.106079</text:p>
              </table:table-cell>
            </table:table-row>
            <table:table-row>
              <table:table-cell office:value-type="float" office:value="0.535354">
                <text:p>0.535354</text:p>
              </table:table-cell>
              <table:table-cell office:value-type="float" office:value="0.122473">
                <text:p>0.122473</text:p>
              </table:table-cell>
              <table:table-cell office:value-type="float" office:value="0.234482">
                <text:p>0.234482</text:p>
              </table:table-cell>
              <table:table-cell office:value-type="float" office:value="0.117326">
                <text:p>0.117326</text:p>
              </table:table-cell>
            </table:table-row>
            <table:table-row>
              <table:table-cell office:value-type="float" office:value="0.555556">
                <text:p>0.555556</text:p>
              </table:table-cell>
              <table:table-cell office:value-type="float" office:value="0.114731">
                <text:p>0.114731</text:p>
              </table:table-cell>
              <table:table-cell office:value-type="float" office:value="0.206623">
                <text:p>0.206623</text:p>
              </table:table-cell>
              <table:table-cell office:value-type="float" office:value="0.128874">
                <text:p>0.128874</text:p>
              </table:table-cell>
            </table:table-row>
            <table:table-row>
              <table:table-cell office:value-type="float" office:value="0.575758">
                <text:p>0.575758</text:p>
              </table:table-cell>
              <table:table-cell office:value-type="float" office:value="0.107673">
                <text:p>0.107673</text:p>
              </table:table-cell>
              <table:table-cell office:value-type="float" office:value="0.165609">
                <text:p>0.165609</text:p>
              </table:table-cell>
              <table:table-cell office:value-type="float" office:value="0.139363">
                <text:p>0.139363</text:p>
              </table:table-cell>
            </table:table-row>
            <table:table-row>
              <table:table-cell office:value-type="float" office:value="0.59596">
                <text:p>0.59596</text:p>
              </table:table-cell>
              <table:table-cell office:value-type="float" office:value="0.101223">
                <text:p>0.101223</text:p>
              </table:table-cell>
              <table:table-cell office:value-type="float" office:value="0.112064">
                <text:p>0.112064</text:p>
              </table:table-cell>
              <table:table-cell office:value-type="float" office:value="0.147526">
                <text:p>0.147526</text:p>
              </table:table-cell>
            </table:table-row>
            <table:table-row>
              <table:table-cell office:value-type="float" office:value="0.616162">
                <text:p>0.616162</text:p>
              </table:table-cell>
              <table:table-cell office:value-type="float" office:value="0.095316">
                <text:p>0.095316</text:p>
              </table:table-cell>
              <table:table-cell office:value-type="float" office:value="0.047978">
                <text:p>0.047978</text:p>
              </table:table-cell>
              <table:table-cell office:value-type="float" office:value="0.152267">
                <text:p>0.152267</text:p>
              </table:table-cell>
            </table:table-row>
            <table:table-row>
              <table:table-cell office:value-type="float" office:value="0.636364">
                <text:p>0.636364</text:p>
              </table:table-cell>
              <table:table-cell office:value-type="float" office:value="0.089896">
                <text:p>0.089896</text:p>
              </table:table-cell>
              <table:table-cell office:value-type="float" office:value="-0.023138">
                <text:p>-0.023138</text:p>
              </table:table-cell>
              <table:table-cell office:value-type="float" office:value="0.152727">
                <text:p>0.152727</text:p>
              </table:table-cell>
            </table:table-row>
            <table:table-row>
              <table:table-cell office:value-type="float" office:value="0.656566">
                <text:p>0.656566</text:p>
              </table:table-cell>
              <table:table-cell office:value-type="float" office:value="0.084912">
                <text:p>0.084912</text:p>
              </table:table-cell>
              <table:table-cell office:value-type="float" office:value="-0.09617">
                <text:p>-0.09617</text:p>
              </table:table-cell>
              <table:table-cell office:value-type="float" office:value="0.148363">
                <text:p>0.148363</text:p>
              </table:table-cell>
            </table:table-row>
            <table:table-row>
              <table:table-cell office:value-type="float" office:value="0.676768">
                <text:p>0.676768</text:p>
              </table:table-cell>
              <table:table-cell office:value-type="float" office:value="0.080319">
                <text:p>0.080319</text:p>
              </table:table-cell>
              <table:table-cell office:value-type="float" office:value="-0.164395">
                <text:p>-0.164395</text:p>
              </table:table-cell>
              <table:table-cell office:value-type="float" office:value="0.139004">
                <text:p>0.139004</text:p>
              </table:table-cell>
            </table:table-row>
            <table:table-row>
              <table:table-cell office:value-type="float" office:value="0.69697">
                <text:p>0.69697</text:p>
              </table:table-cell>
              <table:table-cell office:value-type="float" office:value="0.076079">
                <text:p>0.076079</text:p>
              </table:table-cell>
              <table:table-cell office:value-type="float" office:value="-0.219607">
                <text:p>-0.219607</text:p>
              </table:table-cell>
              <table:table-cell office:value-type="float" office:value="0.124901">
                <text:p>0.124901</text:p>
              </table:table-cell>
            </table:table-row>
            <table:table-row>
              <table:table-cell office:value-type="float" office:value="0.717172">
                <text:p>0.717172</text:p>
              </table:table-cell>
              <table:table-cell office:value-type="float" office:value="0.072158">
                <text:p>0.072158</text:p>
              </table:table-cell>
              <table:table-cell office:value-type="float" office:value="-0.25238">
                <text:p>-0.25238</text:p>
              </table:table-cell>
              <table:table-cell office:value-type="float" office:value="0.106759">
                <text:p>0.106759</text:p>
              </table:table-cell>
            </table:table-row>
            <table:table-row>
              <table:table-cell office:value-type="float" office:value="0.737374">
                <text:p>0.737374</text:p>
              </table:table-cell>
              <table:table-cell office:value-type="float" office:value="0.068526">
                <text:p>0.068526</text:p>
              </table:table-cell>
              <table:table-cell office:value-type="float" office:value="-0.252527">
                <text:p>-0.252527</text:p>
              </table:table-cell>
              <table:table-cell office:value-type="float" office:value="0.085739">
                <text:p>0.085739</text:p>
              </table:table-cell>
            </table:table-row>
            <table:table-row>
              <table:table-cell office:value-type="float" office:value="0.757576">
                <text:p>0.757576</text:p>
              </table:table-cell>
              <table:table-cell office:value-type="float" office:value="0.065155">
                <text:p>0.065155</text:p>
              </table:table-cell>
              <table:table-cell office:value-type="float" office:value="-0.209773">
                <text:p>-0.209773</text:p>
              </table:table-cell>
              <table:table-cell office:value-type="float" office:value="0.063429">
                <text:p>0.063429</text:p>
              </table:table-cell>
            </table:table-row>
            <table:table-row>
              <table:table-cell office:value-type="float" office:value="0.777778">
                <text:p>0.777778</text:p>
              </table:table-cell>
              <table:table-cell office:value-type="float" office:value="0.062021">
                <text:p>0.062021</text:p>
              </table:table-cell>
              <table:table-cell office:value-type="float" office:value="-0.114715">
                <text:p>-0.114715</text:p>
              </table:table-cell>
              <table:table-cell office:value-type="float" office:value="0.041775">
                <text:p>0.041775</text:p>
              </table:table-cell>
            </table:table-row>
            <table:table-row>
              <table:table-cell office:value-type="float" office:value="0.79798">
                <text:p>0.79798</text:p>
              </table:table-cell>
              <table:table-cell office:value-type="float" office:value="0.059104">
                <text:p>0.059104</text:p>
              </table:table-cell>
              <table:table-cell office:value-type="float" office:value="0.039908">
                <text:p>0.039908</text:p>
              </table:table-cell>
              <table:table-cell office:value-type="float" office:value="0.022956">
                <text:p>0.022956</text:p>
              </table:table-cell>
            </table:table-row>
            <table:table-row>
              <table:table-cell office:value-type="float" office:value="0.818182">
                <text:p>0.818182</text:p>
              </table:table-cell>
              <table:table-cell office:value-type="float" office:value="0.056384">
                <text:p>0.056384</text:p>
              </table:table-cell>
              <table:table-cell office:value-type="float" office:value="0.257562">
                <text:p>0.257562</text:p>
              </table:table-cell>
              <table:table-cell office:value-type="float" office:value="0.009204">
                <text:p>0.009204</text:p>
              </table:table-cell>
            </table:table-row>
            <table:table-row>
              <table:table-cell office:value-type="float" office:value="0.838384">
                <text:p>0.838384</text:p>
              </table:table-cell>
              <table:table-cell office:value-type="float" office:value="0.053844">
                <text:p>0.053844</text:p>
              </table:table-cell>
              <table:table-cell office:value-type="float" office:value="0.535821">
                <text:p>0.535821</text:p>
              </table:table-cell>
              <table:table-cell office:value-type="float" office:value="0.002537">
                <text:p>0.002537</text:p>
              </table:table-cell>
            </table:table-row>
            <table:table-row>
              <table:table-cell office:value-type="float" office:value="0.858586">
                <text:p>0.858586</text:p>
              </table:table-cell>
              <table:table-cell office:value-type="float" office:value="0.051469">
                <text:p>0.051469</text:p>
              </table:table-cell>
              <table:table-cell office:value-type="float" office:value="0.863765">
                <text:p>0.863765</text:p>
              </table:table-cell>
              <table:table-cell office:value-type="float" office:value="0.004418">
                <text:p>0.004418</text:p>
              </table:table-cell>
            </table:table-row>
            <table:table-row>
              <table:table-cell office:value-type="float" office:value="0.878788">
                <text:p>0.878788</text:p>
              </table:table-cell>
              <table:table-cell office:value-type="float" office:value="0.049245">
                <text:p>0.049245</text:p>
              </table:table-cell>
              <table:table-cell office:value-type="float" office:value="1.21879">
                <text:p>1.21879</text:p>
              </table:table-cell>
              <table:table-cell office:value-type="float" office:value="0.015306">
                <text:p>0.015306</text:p>
              </table:table-cell>
            </table:table-row>
            <table:table-row>
              <table:table-cell office:value-type="float" office:value="0.89899">
                <text:p>0.89899</text:p>
              </table:table-cell>
              <table:table-cell office:value-type="float" office:value="0.04716">
                <text:p>0.04716</text:p>
              </table:table-cell>
              <table:table-cell office:value-type="float" office:value="1.562759">
                <text:p>1.562759</text:p>
              </table:table-cell>
              <table:table-cell office:value-type="float" office:value="0.034084">
                <text:p>0.034084</text:p>
              </table:table-cell>
            </table:table-row>
            <table:table-row>
              <table:table-cell office:value-type="float" office:value="0.919192">
                <text:p>0.919192</text:p>
              </table:table-cell>
              <table:table-cell office:value-type="float" office:value="0.045202">
                <text:p>0.045202</text:p>
              </table:table-cell>
              <table:table-cell office:value-type="float" office:value="1.837389">
                <text:p>1.837389</text:p>
              </table:table-cell>
              <table:table-cell office:value-type="float" office:value="0.057358">
                <text:p>0.057358</text:p>
              </table:table-cell>
            </table:table-row>
            <table:table-row>
              <table:table-cell office:value-type="float" office:value="0.939394">
                <text:p>0.939394</text:p>
              </table:table-cell>
              <table:table-cell office:value-type="float" office:value="0.043362">
                <text:p>0.043362</text:p>
              </table:table-cell>
              <table:table-cell office:value-type="float" office:value="1.958797">
                <text:p>1.958797</text:p>
              </table:table-cell>
              <table:table-cell office:value-type="float" office:value="0.078601">
                <text:p>0.078601</text:p>
              </table:table-cell>
            </table:table-row>
            <table:table-row>
              <table:table-cell office:value-type="float" office:value="0.959596">
                <text:p>0.959596</text:p>
              </table:table-cell>
              <table:table-cell office:value-type="float" office:value="0.041631">
                <text:p>0.041631</text:p>
              </table:table-cell>
              <table:table-cell office:value-type="float" office:value="1.811077">
                <text:p>1.811077</text:p>
              </table:table-cell>
              <table:table-cell office:value-type="float" office:value="0.087112">
                <text:p>0.087112</text:p>
              </table:table-cell>
            </table:table-row>
            <table:table-row>
              <table:table-cell office:value-type="float" office:value="0.979798">
                <text:p>0.979798</text:p>
              </table:table-cell>
              <table:table-cell office:value-type="float" office:value="0.04">
                <text:p>0.04</text:p>
              </table:table-cell>
              <table:table-cell office:value-type="float" office:value="1.238827">
                <text:p>1.238827</text:p>
              </table:table-cell>
              <table:table-cell office:value-type="float" office:value="0.06679">
                <text:p>0.066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8462">
                <text:p>0.038462</text:p>
              </table:table-cell>
              <table:table-cell office:value-type="float" office:value="0.038462">
                <text:p>0.038462</text:p>
              </table:table-cell>
              <table:table-cell office:value-type="float" office:value="-0.005327">
                <text:p>-0.005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